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5-07-23 18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8704" calcext:value-type="float">
            <text:p>11.72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5-04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7536" calcext:value-type="float">
            <text:p>11.52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5-04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0208" calcext:value-type="float">
            <text:p>11.57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5-04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764" calcext:value-type="float">
            <text:p>11.59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5-04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6784" calcext:value-type="float">
            <text:p>11.60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5-04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2024" calcext:value-type="float">
            <text:p>11.62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5-04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4696" calcext:value-type="float">
            <text:p>11.66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5-04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8224" calcext:value-type="float">
            <text:p>11.69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5-04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0312" calcext:value-type="float">
            <text:p>11.64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5-04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24" calcext:value-type="float">
            <text:p>11.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5-04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4592" calcext:value-type="float">
            <text:p>11.59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5-04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5928" calcext:value-type="float">
            <text:p>11.61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5-04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0312" calcext:value-type="float">
            <text:p>11.64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5-04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8976" calcext:value-type="float">
            <text:p>11.61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5-04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9936" calcext:value-type="float">
            <text:p>11.67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5-04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586" calcext:value-type="float">
            <text:p>11.65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5-03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3256" calcext:value-type="float">
            <text:p>11.57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5-03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1544" calcext:value-type="float">
            <text:p>11.59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5-03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24" calcext:value-type="float">
            <text:p>11.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5-03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764" calcext:value-type="float">
            <text:p>11.59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5-03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288" calcext:value-type="float">
            <text:p>11.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5-03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716" calcext:value-type="float">
            <text:p>11.56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5-03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9248" calcext:value-type="float">
            <text:p>11.50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5-03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7912" calcext:value-type="float">
            <text:p>11.48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5-03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9352" calcext:value-type="float">
            <text:p>11.57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5-03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8872" calcext:value-type="float">
            <text:p>11.54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5-03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3256" calcext:value-type="float">
            <text:p>11.57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5-03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9728" calcext:value-type="float">
            <text:p>11.53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5-03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8976" calcext:value-type="float">
            <text:p>11.61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5-03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586" calcext:value-type="float">
            <text:p>11.65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5-03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9456" calcext:value-type="float">
            <text:p>11.64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5-03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6408" calcext:value-type="float">
            <text:p>11.64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5-03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432" calcext:value-type="float">
            <text:p>11.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5-03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004" calcext:value-type="float">
            <text:p>11.75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5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052" calcext:value-type="float">
            <text:p>11.78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5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7096" calcext:value-type="float">
            <text:p>11.81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5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8432" calcext:value-type="float">
            <text:p>11.83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5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9392" calcext:value-type="float">
            <text:p>11.89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5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2544" calcext:value-type="float">
            <text:p>11.97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5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9976" calcext:value-type="float">
            <text:p>11.99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5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0936" calcext:value-type="float">
            <text:p>12.06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5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5696" calcext:value-type="float">
            <text:p>12.04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5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436" calcext:value-type="float">
            <text:p>12.02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5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58" calcext:value-type="float">
            <text:p>12.11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5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152" calcext:value-type="float">
            <text:p>12.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5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676" calcext:value-type="float">
            <text:p>12.17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5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4464" calcext:value-type="float">
            <text:p>12.09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5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58" calcext:value-type="float">
            <text:p>12.11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5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7512" calcext:value-type="float">
            <text:p>12.09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5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3232" calcext:value-type="float">
            <text:p>12.14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5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58" calcext:value-type="float">
            <text:p>12.11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5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7136" calcext:value-type="float">
            <text:p>12.13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5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628" calcext:value-type="float">
            <text:p>12.14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5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2856" calcext:value-type="float">
            <text:p>12.18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5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724" calcext:value-type="float">
            <text:p>12.20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5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7616" calcext:value-type="float">
            <text:p>12.16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5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9432" calcext:value-type="float">
            <text:p>12.21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5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772" calcext:value-type="float">
            <text:p>12.23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5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6384" calcext:value-type="float">
            <text:p>12.21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5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4464" calcext:value-type="float">
            <text:p>12.09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5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5048" calcext:value-type="float">
            <text:p>12.19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5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2104" calcext:value-type="float">
            <text:p>12.26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5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4568" calcext:value-type="float">
            <text:p>12.16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5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5904" calcext:value-type="float">
            <text:p>12.18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5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724" calcext:value-type="float">
            <text:p>12.20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5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248" calcext:value-type="float">
            <text:p>12.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5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8952" calcext:value-type="float">
            <text:p>12.18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5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2" calcext:value-type="float">
            <text:p>12.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5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2856" calcext:value-type="float">
            <text:p>12.18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5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5424" calcext:value-type="float">
            <text:p>12.15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5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772" calcext:value-type="float">
            <text:p>12.23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5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724" calcext:value-type="float">
            <text:p>12.20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5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2" calcext:value-type="float">
            <text:p>12.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5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296" calcext:value-type="float">
            <text:p>12.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5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6864" calcext:value-type="float">
            <text:p>12.24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5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724" calcext:value-type="float">
            <text:p>12.20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5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4296" calcext:value-type="float">
            <text:p>12.27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5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6384" calcext:value-type="float">
            <text:p>12.21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5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248" calcext:value-type="float">
            <text:p>12.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5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772" calcext:value-type="float">
            <text:p>12.23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5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296" calcext:value-type="float">
            <text:p>12.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5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0392" calcext:value-type="float">
            <text:p>12.28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5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82" calcext:value-type="float">
            <text:p>12.26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5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9912" calcext:value-type="float">
            <text:p>12.24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5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344" calcext:value-type="float">
            <text:p>12.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5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2584" calcext:value-type="float">
            <text:p>12.29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5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344" calcext:value-type="float">
            <text:p>12.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5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2" calcext:value-type="float">
            <text:p>12.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5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8096" calcext:value-type="float">
            <text:p>12.19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5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8576" calcext:value-type="float">
            <text:p>12.22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5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8096" calcext:value-type="float">
            <text:p>12.19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5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772" calcext:value-type="float">
            <text:p>12.23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5-01-14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3336" calcext:value-type="float">
            <text:p>12.21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4-10-14 15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64" calcext:value-type="float">
            <text:p>13.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4-10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2016" calcext:value-type="float">
            <text:p>13.08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4-10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116" calcext:value-type="float">
            <text:p>13.09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4-10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5064" calcext:value-type="float">
            <text:p>13.08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4-10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2016" calcext:value-type="float">
            <text:p>13.08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4-10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4584" calcext:value-type="float">
            <text:p>13.05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4-10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6296" calcext:value-type="float">
            <text:p>13.03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4-10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5816" calcext:value-type="float">
            <text:p>13.00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4-10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6672" calcext:value-type="float">
            <text:p>12.99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4-10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7528" calcext:value-type="float">
            <text:p>12.98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4-10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924" calcext:value-type="float">
            <text:p>12.96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4-10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4" calcext:value-type="float">
            <text:p>12.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4-10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9616" calcext:value-type="float">
            <text:p>12.92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4-10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4376" calcext:value-type="float">
            <text:p>12.91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4-09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828" calcext:value-type="float">
            <text:p>12.90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4-09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6088" calcext:value-type="float">
            <text:p>12.89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4-09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78" calcext:value-type="float">
            <text:p>12.87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4-09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5608" calcext:value-type="float">
            <text:p>12.86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4-09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5608" calcext:value-type="float">
            <text:p>12.86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4-09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1704" calcext:value-type="float">
            <text:p>12.87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4-09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8656" calcext:value-type="float">
            <text:p>12.86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4-09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6464" calcext:value-type="float">
            <text:p>12.85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4-09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8176" calcext:value-type="float">
            <text:p>12.83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4-09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5984" calcext:value-type="float">
            <text:p>12.82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4-09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9888" calcext:value-type="float">
            <text:p>12.81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4-09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636" calcext:value-type="float">
            <text:p>12.78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4-09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8072" calcext:value-type="float">
            <text:p>12.76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4-09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8928" calcext:value-type="float">
            <text:p>12.75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4-09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2832" calcext:value-type="float">
            <text:p>12.75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4-09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4544" calcext:value-type="float">
            <text:p>12.73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4-09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4064" calcext:value-type="float">
            <text:p>12.70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4-09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6632" calcext:value-type="float">
            <text:p>12.67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4-09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2248" calcext:value-type="float">
            <text:p>12.65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4-09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4816" calcext:value-type="float">
            <text:p>12.62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4-09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4336" calcext:value-type="float">
            <text:p>12.59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4-09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3" calcext:value-type="float">
            <text:p>12.5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4-09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1664" calcext:value-type="float">
            <text:p>12.55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4-09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2896" calcext:value-type="float">
            <text:p>12.50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4-09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68" calcext:value-type="float">
            <text:p>12.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4-09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9848" calcext:value-type="float">
            <text:p>12.49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4-09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2896" calcext:value-type="float">
            <text:p>12.50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4-09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7656" calcext:value-type="float">
            <text:p>12.48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4-09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1936" calcext:value-type="float">
            <text:p>12.4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4-09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3168" calcext:value-type="float">
            <text:p>12.39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4-08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488" calcext:value-type="float">
            <text:p>12.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4-08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1832" calcext:value-type="float">
            <text:p>12.37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4-08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3544" calcext:value-type="float">
            <text:p>12.35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4-08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392" calcext:value-type="float">
            <text:p>12.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4-08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2584" calcext:value-type="float">
            <text:p>12.29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4-08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82" calcext:value-type="float">
            <text:p>12.26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4-08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296" calcext:value-type="float">
            <text:p>12.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4-08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1624" calcext:value-type="float">
            <text:p>12.23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4-08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6384" calcext:value-type="float">
            <text:p>12.21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4-08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2" calcext:value-type="float">
            <text:p>12.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4-08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152" calcext:value-type="float">
            <text:p>12.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4-08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7136" calcext:value-type="float">
            <text:p>12.13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4-08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532" calcext:value-type="float">
            <text:p>12.08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4-08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3128" calcext:value-type="float">
            <text:p>12.07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4-08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2272" calcext:value-type="float">
            <text:p>12.08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4-08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532" calcext:value-type="float">
            <text:p>12.08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4-08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9224" calcext:value-type="float">
            <text:p>12.07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4-08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9224" calcext:value-type="float">
            <text:p>12.07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4-08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9224" calcext:value-type="float">
            <text:p>12.07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4-08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2272" calcext:value-type="float">
            <text:p>12.08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4-08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8368" calcext:value-type="float">
            <text:p>12.08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4-08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4464" calcext:value-type="float">
            <text:p>12.09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4-08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2272" calcext:value-type="float">
            <text:p>12.08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4-08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8848" calcext:value-type="float">
            <text:p>12.11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4-08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58" calcext:value-type="float">
            <text:p>12.11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4-08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056" calcext:value-type="float">
            <text:p>12.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4-08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7512" calcext:value-type="float">
            <text:p>12.09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4-08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3128" calcext:value-type="float">
            <text:p>12.07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4-08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5696" calcext:value-type="float">
            <text:p>12.04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4-08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8264" calcext:value-type="float">
            <text:p>12.01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4-08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3024" calcext:value-type="float">
            <text:p>12.00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4-07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5592" calcext:value-type="float">
            <text:p>11.97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4-07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816" calcext:value-type="float">
            <text:p>11.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4-07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3776" calcext:value-type="float">
            <text:p>11.92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4-07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1584" calcext:value-type="float">
            <text:p>11.91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4-07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3296" calcext:value-type="float">
            <text:p>11.89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4-07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5864" calcext:value-type="float">
            <text:p>11.86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4-07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5384" calcext:value-type="float">
            <text:p>11.83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4-07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0144" calcext:value-type="float">
            <text:p>11.82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4-07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4904" calcext:value-type="float">
            <text:p>11.80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4-07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6616" calcext:value-type="float">
            <text:p>11.78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4-07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7472" calcext:value-type="float">
            <text:p>11.77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4-07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8328" calcext:value-type="float">
            <text:p>11.76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4-07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8328" calcext:value-type="float">
            <text:p>11.76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4-07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0896" calcext:value-type="float">
            <text:p>11.74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4-07-17 14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8704" calcext:value-type="float">
            <text:p>11.72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4-04-09 1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576" calcext:value-type="float">
            <text:p>11.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4-01-17 22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188" calcext:value-type="float">
            <text:p>15.04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4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3968" calcext:value-type="float">
            <text:p>14.98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4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8352" calcext:value-type="float">
            <text:p>15.00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4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4448" calcext:value-type="float">
            <text:p>15.01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4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41296" calcext:value-type="float">
            <text:p>14.94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4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7872" calcext:value-type="float">
            <text:p>14.97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4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092" calcext:value-type="float">
            <text:p>14.98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4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2152" calcext:value-type="float">
            <text:p>14.93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4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5576" calcext:value-type="float">
            <text:p>14.89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4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4824" calcext:value-type="float">
            <text:p>14.97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4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41296" calcext:value-type="float">
            <text:p>14.94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4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044" calcext:value-type="float">
            <text:p>14.95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4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0544" calcext:value-type="float">
            <text:p>15.02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4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5784" calcext:value-type="float">
            <text:p>15.03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4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0168" calcext:value-type="float">
            <text:p>15.06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4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9792" calcext:value-type="float">
            <text:p>15.09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4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332" calcext:value-type="float">
            <text:p>15.13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3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2088" calcext:value-type="float">
            <text:p>15.18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3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952" calcext:value-type="float">
            <text:p>15.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3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6952" calcext:value-type="float">
            <text:p>15.23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3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048" calcext:value-type="float">
            <text:p>15.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3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37536" calcext:value-type="float">
            <text:p>15.33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3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01544" calcext:value-type="float">
            <text:p>15.40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3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9456" calcext:value-type="float">
            <text:p>15.45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3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05176" calcext:value-type="float">
            <text:p>15.50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3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3088" calcext:value-type="float">
            <text:p>15.56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3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3192" calcext:value-type="float">
            <text:p>15.63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3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88056" calcext:value-type="float">
            <text:p>15.68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3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0352" calcext:value-type="float">
            <text:p>15.77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3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67888" calcext:value-type="float">
            <text:p>15.86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3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9224" calcext:value-type="float">
            <text:p>15.88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3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8676" calcext:value-type="float">
            <text:p>15.98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3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344" calcext:value-type="float">
            <text:p>16.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3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3544" calcext:value-type="float">
            <text:p>16.16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3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4584" calcext:value-type="float">
            <text:p>16.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3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9848" calcext:value-type="float">
            <text:p>16.30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3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18992" calcext:value-type="float">
            <text:p>16.31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3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3752" calcext:value-type="float">
            <text:p>16.30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3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58032" calcext:value-type="float">
            <text:p>16.25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3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48888" calcext:value-type="float">
            <text:p>16.24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3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3648" calcext:value-type="float">
            <text:p>16.23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3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0012" calcext:value-type="float">
            <text:p>16.20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3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6592" calcext:value-type="float">
            <text:p>16.16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3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0016" calcext:value-type="float">
            <text:p>16.13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3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782" calcext:value-type="float">
            <text:p>16.07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3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08096" calcext:value-type="float">
            <text:p>16.00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3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80664" calcext:value-type="float">
            <text:p>15.98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3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65424" calcext:value-type="float">
            <text:p>15.96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3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59328" calcext:value-type="float">
            <text:p>15.95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3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22752" calcext:value-type="float">
            <text:p>15.92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3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9532" calcext:value-type="float">
            <text:p>15.89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3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3128" calcext:value-type="float">
            <text:p>15.88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3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04464" calcext:value-type="float">
            <text:p>15.90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3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5628" calcext:value-type="float">
            <text:p>15.95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3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74568" calcext:value-type="float">
            <text:p>15.97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3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95904" calcext:value-type="float">
            <text:p>15.99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3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98952" calcext:value-type="float">
            <text:p>15.99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3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4772" calcext:value-type="float">
            <text:p>16.04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3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0392" calcext:value-type="float">
            <text:p>16.09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3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9536" calcext:value-type="float">
            <text:p>16.09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3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05632" calcext:value-type="float">
            <text:p>16.10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3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84296" calcext:value-type="float">
            <text:p>16.08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3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87344" calcext:value-type="float">
            <text:p>16.08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3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41624" calcext:value-type="float">
            <text:p>16.04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3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8676" calcext:value-type="float">
            <text:p>15.98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3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3608" calcext:value-type="float">
            <text:p>15.91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3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96" calcext:value-type="float">
            <text:p>15.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3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0352" calcext:value-type="float">
            <text:p>15.77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3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85008" calcext:value-type="float">
            <text:p>15.68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3-11-09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576" calcext:value-type="float">
            <text:p>15.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3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48" calcext:value-type="float">
            <text:p>15.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3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336" calcext:value-type="float">
            <text:p>15.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3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01544" calcext:value-type="float">
            <text:p>15.40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3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8496" calcext:value-type="float">
            <text:p>15.39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3-1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6784" calcext:value-type="float">
            <text:p>15.41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3-1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47264" calcext:value-type="float">
            <text:p>15.44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3-1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74696" calcext:value-type="float">
            <text:p>15.47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3-1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74696" calcext:value-type="float">
            <text:p>15.47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3-10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686" calcext:value-type="float">
            <text:p>15.46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3-10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0312" calcext:value-type="float">
            <text:p>15.45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3-10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6408" calcext:value-type="float">
            <text:p>15.45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3-10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6408" calcext:value-type="float">
            <text:p>15.45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3-10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35072" calcext:value-type="float">
            <text:p>15.43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3-10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3256" calcext:value-type="float">
            <text:p>15.38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3-10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22296" calcext:value-type="float">
            <text:p>15.32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3-10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9624" calcext:value-type="float">
            <text:p>15.27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3-10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9624" calcext:value-type="float">
            <text:p>15.27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3-10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3528" calcext:value-type="float">
            <text:p>15.27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3-10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524" calcext:value-type="float">
            <text:p>15.25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3-10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61336" calcext:value-type="float">
            <text:p>15.26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3-10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97912" calcext:value-type="float">
            <text:p>15.29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3-10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9248" calcext:value-type="float">
            <text:p>15.31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3-10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3144" calcext:value-type="float">
            <text:p>15.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3-10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34488" calcext:value-type="float">
            <text:p>15.33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3-10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0584" calcext:value-type="float">
            <text:p>15.34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3-10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668" calcext:value-type="float">
            <text:p>15.34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3-10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3256" calcext:value-type="float">
            <text:p>15.38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3-10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24" calcext:value-type="float">
            <text:p>15.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3-10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8496" calcext:value-type="float">
            <text:p>15.39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3-10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04592" calcext:value-type="float">
            <text:p>15.40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3-10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9352" calcext:value-type="float">
            <text:p>15.38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3-10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74112" calcext:value-type="float">
            <text:p>15.37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3-10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64968" calcext:value-type="float">
            <text:p>15.36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3-10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7716" calcext:value-type="float">
            <text:p>15.37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3-10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24" calcext:value-type="float">
            <text:p>15.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3-10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01544" calcext:value-type="float">
            <text:p>15.40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3-10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01544" calcext:value-type="float">
            <text:p>15.40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3-10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0688" calcext:value-type="float">
            <text:p>15.41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3-10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32024" calcext:value-type="float">
            <text:p>15.43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3-09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65552" calcext:value-type="float">
            <text:p>15.46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3-09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02128" calcext:value-type="float">
            <text:p>15.50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3-09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50896" calcext:value-type="float">
            <text:p>15.55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3-09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052" calcext:value-type="float">
            <text:p>15.59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3-09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0144" calcext:value-type="float">
            <text:p>15.63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3-09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672" calcext:value-type="float">
            <text:p>15.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3-09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3296" calcext:value-type="float">
            <text:p>15.70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3-09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52064" calcext:value-type="float">
            <text:p>15.75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3-09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9976" calcext:value-type="float">
            <text:p>15.80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3-09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52648" calcext:value-type="float">
            <text:p>15.85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3-09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9532" calcext:value-type="float">
            <text:p>15.89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3-09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44088" calcext:value-type="float">
            <text:p>15.94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3-09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80664" calcext:value-type="float">
            <text:p>15.98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3-09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38576" calcext:value-type="float">
            <text:p>16.03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3-09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0392" calcext:value-type="float">
            <text:p>16.09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3-09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17824" calcext:value-type="float">
            <text:p>16.11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3-09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6488" calcext:value-type="float">
            <text:p>16.09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3-09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6296" calcext:value-type="float">
            <text:p>16.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3-09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41624" calcext:value-type="float">
            <text:p>16.04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3-09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14192" calcext:value-type="float">
            <text:p>16.01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3-09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8676" calcext:value-type="float">
            <text:p>15.98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3-09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62376" calcext:value-type="float">
            <text:p>15.96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3-09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31896" calcext:value-type="float">
            <text:p>15.93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3-09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9532" calcext:value-type="float">
            <text:p>15.89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3-09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61792" calcext:value-type="float">
            <text:p>15.86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3-09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31312" calcext:value-type="float">
            <text:p>15.83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3-09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388" calcext:value-type="float">
            <text:p>15.80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3-09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34" calcext:value-type="float">
            <text:p>15.77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3-09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4292" calcext:value-type="float">
            <text:p>15.74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3-09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15488" calcext:value-type="float">
            <text:p>15.71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3-08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9768" calcext:value-type="float">
            <text:p>15.66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3-08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8808" calcext:value-type="float">
            <text:p>15.60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3-08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6136" calcext:value-type="float">
            <text:p>15.56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3-08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32608" calcext:value-type="float">
            <text:p>15.53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3-08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9936" calcext:value-type="float">
            <text:p>15.48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3-08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47264" calcext:value-type="float">
            <text:p>15.44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3-08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0764" calcext:value-type="float">
            <text:p>15.40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3-08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7716" calcext:value-type="float">
            <text:p>15.37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3-08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3632" calcext:value-type="float">
            <text:p>15.34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3-08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8768" calcext:value-type="float">
            <text:p>15.28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3-08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" calcext:value-type="float">
            <text:p>15.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3-08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3424" calcext:value-type="float">
            <text:p>15.20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3-08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38" calcext:value-type="float">
            <text:p>15.16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3-08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5032" calcext:value-type="float">
            <text:p>15.11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3-08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5408" calcext:value-type="float">
            <text:p>15.07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3-08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7976" calcext:value-type="float">
            <text:p>15.04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3-08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8352" calcext:value-type="float">
            <text:p>15.00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3-08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092" calcext:value-type="float">
            <text:p>14.98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3-08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6536" calcext:value-type="float">
            <text:p>14.95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3-08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3008" calcext:value-type="float">
            <text:p>14.92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3-08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8624" calcext:value-type="float">
            <text:p>14.89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3-08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7768" calcext:value-type="float">
            <text:p>14.90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3-08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6536" calcext:value-type="float">
            <text:p>14.95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3-08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9208" calcext:value-type="float">
            <text:p>14.99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3-08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1024" calcext:value-type="float">
            <text:p>15.05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3-08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808" calcext:value-type="float">
            <text:p>15.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3-08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9896" calcext:value-type="float">
            <text:p>15.16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3-08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1712" calcext:value-type="float">
            <text:p>15.22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3-08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9624" calcext:value-type="float">
            <text:p>15.27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3-08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3632" calcext:value-type="float">
            <text:p>15.34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3-08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04592" calcext:value-type="float">
            <text:p>15.40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3-07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62504" calcext:value-type="float">
            <text:p>15.46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3-07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6512" calcext:value-type="float">
            <text:p>15.52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3-07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8328" calcext:value-type="float">
            <text:p>15.57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3-07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0144" calcext:value-type="float">
            <text:p>15.63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3-07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21" calcext:value-type="float">
            <text:p>15.6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3-07-26 18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1104" calcext:value-type="float">
            <text:p>15.69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3-05-04 17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4496" calcext:value-type="float">
            <text:p>13.87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3-01-09 17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2664" calcext:value-type="float">
            <text:p>12.93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2-10-12 17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4648" calcext:value-type="float">
            <text:p>12.80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2-09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0808" calcext:value-type="float">
            <text:p>12.56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2-09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0328" calcext:value-type="float">
            <text:p>12.53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2-09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204" calcext:value-type="float">
            <text:p>12.51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2-09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7656" calcext:value-type="float">
            <text:p>12.48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2-09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8888" calcext:value-type="float">
            <text:p>12.43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2-09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4504" calcext:value-type="float">
            <text:p>12.41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2-09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7072" calcext:value-type="float">
            <text:p>12.38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2-09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6592" calcext:value-type="float">
            <text:p>12.35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2-09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916" calcext:value-type="float">
            <text:p>12.32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2-09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4776" calcext:value-type="float">
            <text:p>12.30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2-09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7344" calcext:value-type="float">
            <text:p>12.27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2-09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9912" calcext:value-type="float">
            <text:p>12.24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2-09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9432" calcext:value-type="float">
            <text:p>12.21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2-09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676" calcext:value-type="float">
            <text:p>12.17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2-09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0184" calcext:value-type="float">
            <text:p>12.14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2-09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4944" calcext:value-type="float">
            <text:p>12.12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2-09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2752" calcext:value-type="float">
            <text:p>12.11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2-09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532" calcext:value-type="float">
            <text:p>12.08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2-09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5696" calcext:value-type="float">
            <text:p>12.04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2-09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1312" calcext:value-type="float">
            <text:p>12.02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2-09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388" calcext:value-type="float">
            <text:p>11.99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2-09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5592" calcext:value-type="float">
            <text:p>11.97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2-09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5112" calcext:value-type="float">
            <text:p>11.94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2-09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0728" calcext:value-type="float">
            <text:p>11.92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2-09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9392" calcext:value-type="float">
            <text:p>11.89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2-09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9768" calcext:value-type="float">
            <text:p>11.85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2-08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7096" calcext:value-type="float">
            <text:p>11.81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2-08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4424" calcext:value-type="float">
            <text:p>11.77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2-08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3088" calcext:value-type="float">
            <text:p>11.75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2-08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1752" calcext:value-type="float">
            <text:p>11.73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2-08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1272" calcext:value-type="float">
            <text:p>11.70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2-08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7744" calcext:value-type="float">
            <text:p>11.66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2-08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336" calcext:value-type="float">
            <text:p>11.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2-08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5928" calcext:value-type="float">
            <text:p>11.61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2-08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9352" calcext:value-type="float">
            <text:p>11.57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2-08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5824" calcext:value-type="float">
            <text:p>11.54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2-08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0584" calcext:value-type="float">
            <text:p>11.53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2-08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9248" calcext:value-type="float">
            <text:p>11.50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2-08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7912" calcext:value-type="float">
            <text:p>11.48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2-08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4384" calcext:value-type="float">
            <text:p>11.45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2-08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6952" calcext:value-type="float">
            <text:p>11.42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2-08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1712" calcext:value-type="float">
            <text:p>11.41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2-08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7328" calcext:value-type="float">
            <text:p>11.38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2-08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2944" calcext:value-type="float">
            <text:p>11.36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2-08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1608" calcext:value-type="float">
            <text:p>11.34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2-08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808" calcext:value-type="float">
            <text:p>11.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2-08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5408" calcext:value-type="float">
            <text:p>11.26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2-08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4072" calcext:value-type="float">
            <text:p>11.24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2-08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9688" calcext:value-type="float">
            <text:p>11.21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2-08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9208" calcext:value-type="float">
            <text:p>11.18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2-08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7872" calcext:value-type="float">
            <text:p>11.16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2-08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6536" calcext:value-type="float">
            <text:p>11.14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2-08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9104" calcext:value-type="float">
            <text:p>11.11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2-08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472" calcext:value-type="float">
            <text:p>11.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2-08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7288" calcext:value-type="float">
            <text:p>11.06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2-08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0712" calcext:value-type="float">
            <text:p>11.03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2-08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7184" calcext:value-type="float">
            <text:p>10.99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2-07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1944" calcext:value-type="float">
            <text:p>10.98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2-07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4512" calcext:value-type="float">
            <text:p>10.95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2-07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184" calcext:value-type="float">
            <text:p>10.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2-07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5264" calcext:value-type="float">
            <text:p>10.87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2-07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4784" calcext:value-type="float">
            <text:p>10.84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2-07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7352" calcext:value-type="float">
            <text:p>10.81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2-07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7728" calcext:value-type="float">
            <text:p>10.77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2-07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3344" calcext:value-type="float">
            <text:p>10.75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2-07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5912" calcext:value-type="float">
            <text:p>10.72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2-07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2384" calcext:value-type="float">
            <text:p>10.69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2-07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6664" calcext:value-type="float">
            <text:p>10.64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2-07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6184" calcext:value-type="float">
            <text:p>10.61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2-07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5704" calcext:value-type="float">
            <text:p>10.58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2-07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2176" calcext:value-type="float">
            <text:p>10.55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2-07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6936" calcext:value-type="float">
            <text:p>10.53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2-07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56" calcext:value-type="float">
            <text:p>10.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2-07-15 16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8648" calcext:value-type="float">
            <text:p>10.51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2-07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9504" calcext:value-type="float">
            <text:p>10.50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2-07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2072" calcext:value-type="float">
            <text:p>10.48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2-07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5496" calcext:value-type="float">
            <text:p>10.44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2-07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2824" calcext:value-type="float">
            <text:p>10.40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2-07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5392" calcext:value-type="float">
            <text:p>10.37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2-07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4912" calcext:value-type="float">
            <text:p>10.34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2-07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1384" calcext:value-type="float">
            <text:p>10.31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2-07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7856" calcext:value-type="float">
            <text:p>10.27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2-07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0424" calcext:value-type="float">
            <text:p>10.25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2-07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3848" calcext:value-type="float">
            <text:p>10.21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2-07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3368" calcext:value-type="float">
            <text:p>10.18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2-07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8128" calcext:value-type="float">
            <text:p>10.16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2-07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2408" calcext:value-type="float">
            <text:p>10.12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2-07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9736" calcext:value-type="float">
            <text:p>10.07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2-07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6208" calcext:value-type="float">
            <text:p>10.04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2-06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1824" calcext:value-type="float">
            <text:p>10.02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2-06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5248" calcext:value-type="float">
            <text:p>9.98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2-06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5624" calcext:value-type="float">
            <text:p>9.94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2-06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1616" calcext:value-type="float">
            <text:p>9.88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2-06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8088" calcext:value-type="float">
            <text:p>9.84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2-06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1512" calcext:value-type="float">
            <text:p>9.81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2-06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5792" calcext:value-type="float">
            <text:p>9.76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2-06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7024" calcext:value-type="float">
            <text:p>9.71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2-06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74" calcext:value-type="float">
            <text:p>9.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2-06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9968" calcext:value-type="float">
            <text:p>9.64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2-06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644" calcext:value-type="float">
            <text:p>9.61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2-06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3768" calcext:value-type="float">
            <text:p>9.57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2-06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5856" calcext:value-type="float">
            <text:p>9.51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2-06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88" calcext:value-type="float">
            <text:p>9.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2-06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0512" calcext:value-type="float">
            <text:p>9.43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2-06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5272" calcext:value-type="float">
            <text:p>9.41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2-06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3456" calcext:value-type="float">
            <text:p>9.36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2-06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2976" calcext:value-type="float">
            <text:p>9.33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2-06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64" calcext:value-type="float">
            <text:p>9.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2-06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2016" calcext:value-type="float">
            <text:p>9.27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2-06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3728" calcext:value-type="float">
            <text:p>9.25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2-06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6296" calcext:value-type="float">
            <text:p>9.22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2-06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8864" calcext:value-type="float">
            <text:p>9.19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2-06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8384" calcext:value-type="float">
            <text:p>9.16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2-06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0952" calcext:value-type="float">
            <text:p>9.14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2-06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1328" calcext:value-type="float">
            <text:p>9.10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2-06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256" calcext:value-type="float">
            <text:p>9.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2-06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0744" calcext:value-type="float">
            <text:p>9.00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2-06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8928" calcext:value-type="float">
            <text:p>8.94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2-06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8448" calcext:value-type="float">
            <text:p>8.91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2-05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8824" calcext:value-type="float">
            <text:p>8.87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2-05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5296" calcext:value-type="float">
            <text:p>8.84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2-05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872" calcext:value-type="float">
            <text:p>8.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2-05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1664" calcext:value-type="float">
            <text:p>8.74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2-05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68" calcext:value-type="float">
            <text:p>8.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2-05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4608" calcext:value-type="float">
            <text:p>8.67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2-05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9368" calcext:value-type="float">
            <text:p>8.65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2-05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2792" calcext:value-type="float">
            <text:p>8.62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2-05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9264" calcext:value-type="float">
            <text:p>8.58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2-05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0496" calcext:value-type="float">
            <text:p>8.54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2-05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6112" calcext:value-type="float">
            <text:p>8.51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2-05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6488" calcext:value-type="float">
            <text:p>8.47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2-05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772" calcext:value-type="float">
            <text:p>8.42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2-05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4672" calcext:value-type="float">
            <text:p>8.42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2-05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8096" calcext:value-type="float">
            <text:p>8.38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2-05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0184" calcext:value-type="float">
            <text:p>8.33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2-05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58" calcext:value-type="float">
            <text:p>8.30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2-05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2-05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7512" calcext:value-type="float">
            <text:p>8.28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2-05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8368" calcext:value-type="float">
            <text:p>8.27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2-05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3128" calcext:value-type="float">
            <text:p>8.26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2-05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3128" calcext:value-type="float">
            <text:p>8.26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2-05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7888" calcext:value-type="float">
            <text:p>8.24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2-05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5696" calcext:value-type="float">
            <text:p>8.23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2-05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2168" calcext:value-type="float">
            <text:p>8.20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2-05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0832" calcext:value-type="float">
            <text:p>8.18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2-05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6928" calcext:value-type="float">
            <text:p>8.18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2-05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7304" calcext:value-type="float">
            <text:p>8.14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2-05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9016" calcext:value-type="float">
            <text:p>8.12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2-05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9392" calcext:value-type="float">
            <text:p>8.08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2-05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2-04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1104" calcext:value-type="float">
            <text:p>8.07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2-04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2816" calcext:value-type="float">
            <text:p>8.05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2-04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2336" calcext:value-type="float">
            <text:p>8.02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2-04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576" calcext:value-type="float">
            <text:p>7.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2-04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004" calcext:value-type="float">
            <text:p>7.94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2-04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6992" calcext:value-type="float">
            <text:p>7.93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2-04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5656" calcext:value-type="float">
            <text:p>7.91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2-04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956" calcext:value-type="float">
            <text:p>7.90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2-04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6512" calcext:value-type="float">
            <text:p>7.9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2-04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0416" calcext:value-type="float">
            <text:p>7.90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2-04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1752" calcext:value-type="float">
            <text:p>7.9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2-04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4696" calcext:value-type="float">
            <text:p>7.85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2-04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6888" calcext:value-type="float">
            <text:p>7.86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2-04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8224" calcext:value-type="float">
            <text:p>7.8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2-04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1168" calcext:value-type="float">
            <text:p>7.82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2-04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9456" calcext:value-type="float">
            <text:p>7.83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2-04-14 16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8496" calcext:value-type="float">
            <text:p>7.7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2-04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764" calcext:value-type="float">
            <text:p>7.78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2-04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5448" calcext:value-type="float">
            <text:p>7.77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2-04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4592" calcext:value-type="float">
            <text:p>7.78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2-04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9832" calcext:value-type="float">
            <text:p>7.79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2-04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764" calcext:value-type="float">
            <text:p>7.78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2-04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716" calcext:value-type="float">
            <text:p>7.75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2-04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24" calcext:value-type="float">
            <text:p>7.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2-04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8496" calcext:value-type="float">
            <text:p>7.7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2-04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0688" calcext:value-type="float">
            <text:p>7.79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2-04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6784" calcext:value-type="float">
            <text:p>7.79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2-04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2-04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4968" calcext:value-type="float">
            <text:p>7.74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2-04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1064" calcext:value-type="float">
            <text:p>7.75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2-04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9248" calcext:value-type="float">
            <text:p>7.6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2-03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3904" calcext:value-type="float">
            <text:p>7.6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2-03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8768" calcext:value-type="float">
            <text:p>7.66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2-03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2-03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4384" calcext:value-type="float">
            <text:p>7.6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2-03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952" calcext:value-type="float">
            <text:p>7.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2-03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7704" calcext:value-type="float">
            <text:p>7.53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2-03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2464" calcext:value-type="float">
            <text:p>7.5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2-03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4176" calcext:value-type="float">
            <text:p>7.50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2-03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9416" calcext:value-type="float">
            <text:p>7.51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2-03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6368" calcext:value-type="float">
            <text:p>7.51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2-03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1984" calcext:value-type="float">
            <text:p>7.4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2-03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236" calcext:value-type="float">
            <text:p>7.45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2-03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4448" calcext:value-type="float">
            <text:p>7.39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2-03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7496" calcext:value-type="float">
            <text:p>7.39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2-03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4824" calcext:value-type="float">
            <text:p>7.35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2-03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092" calcext:value-type="float">
            <text:p>7.36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2-03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6536" calcext:value-type="float">
            <text:p>7.33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2-03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1776" calcext:value-type="float">
            <text:p>7.35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2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8728" calcext:value-type="float">
            <text:p>7.34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2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1568" calcext:value-type="float">
            <text:p>7.21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2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7664" calcext:value-type="float">
            <text:p>7.21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2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7664" calcext:value-type="float">
            <text:p>7.21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2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3656" calcext:value-type="float">
            <text:p>7.15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2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9752" calcext:value-type="float">
            <text:p>7.15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2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9168" calcext:value-type="float">
            <text:p>7.05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2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6976" calcext:value-type="float">
            <text:p>7.04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2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8312" calcext:value-type="float">
            <text:p>7.06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2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136" calcext:value-type="float">
            <text:p>7.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2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2968" calcext:value-type="float">
            <text:p>6.98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2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6768" calcext:value-type="float">
            <text:p>6.90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2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9336" calcext:value-type="float">
            <text:p>6.87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2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372" calcext:value-type="float">
            <text:p>6.90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2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6664" calcext:value-type="float">
            <text:p>6.8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2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9336" calcext:value-type="float">
            <text:p>6.87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2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1424" calcext:value-type="float">
            <text:p>6.82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2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0192" calcext:value-type="float">
            <text:p>6.87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2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228" calcext:value-type="float">
            <text:p>6.81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2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7896" calcext:value-type="float">
            <text:p>6.78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2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9232" calcext:value-type="float">
            <text:p>6.80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2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8376" calcext:value-type="float">
            <text:p>6.81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2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4368" calcext:value-type="float">
            <text:p>6.75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2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9024" calcext:value-type="float">
            <text:p>6.66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2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7688" calcext:value-type="float">
            <text:p>6.64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2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4264" calcext:value-type="float">
            <text:p>6.68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2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6456" calcext:value-type="float">
            <text:p>6.69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2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5496" calcext:value-type="float">
            <text:p>6.63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2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32" calcext:value-type="float">
            <text:p>6.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2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5768" calcext:value-type="float">
            <text:p>6.52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2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8336" calcext:value-type="float">
            <text:p>6.49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2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9568" calcext:value-type="float">
            <text:p>6.44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2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4808" calcext:value-type="float">
            <text:p>6.46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2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7856" calcext:value-type="float">
            <text:p>6.46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2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7" calcext:value-type="float">
            <text:p>6.4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2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32" calcext:value-type="float">
            <text:p>6.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2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0152" calcext:value-type="float">
            <text:p>6.55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2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0048" calcext:value-type="float">
            <text:p>6.48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2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3576" calcext:value-type="float">
            <text:p>6.51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2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32" calcext:value-type="float">
            <text:p>6.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2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7584" calcext:value-type="float">
            <text:p>6.57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2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2344" calcext:value-type="float">
            <text:p>6.56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2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796" calcext:value-type="float">
            <text:p>6.53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2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7" calcext:value-type="float">
            <text:p>6.4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2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3096" calcext:value-type="float">
            <text:p>6.48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2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1008" calcext:value-type="float">
            <text:p>6.54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2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2344" calcext:value-type="float">
            <text:p>6.56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2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8336" calcext:value-type="float">
            <text:p>6.49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2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3952" calcext:value-type="float">
            <text:p>6.47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2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4808" calcext:value-type="float">
            <text:p>6.46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2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1864" calcext:value-type="float">
            <text:p>6.53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2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6728" calcext:value-type="float">
            <text:p>6.58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2-01-20 18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4912" calcext:value-type="float">
            <text:p>6.53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2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4912" calcext:value-type="float">
            <text:p>6.53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2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8816" calcext:value-type="float">
            <text:p>6.52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2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844" calcext:value-type="float">
            <text:p>6.56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2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128" calcext:value-type="float">
            <text:p>6.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2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7104" calcext:value-type="float">
            <text:p>6.54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2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8064" calcext:value-type="float">
            <text:p>6.60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2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9672" calcext:value-type="float">
            <text:p>6.51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2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3576" calcext:value-type="float">
            <text:p>6.51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2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7104" calcext:value-type="float">
            <text:p>6.54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2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3304" calcext:value-type="float">
            <text:p>6.62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2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1488" calcext:value-type="float">
            <text:p>6.57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2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7104" calcext:value-type="float">
            <text:p>6.54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2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1592" calcext:value-type="float">
            <text:p>6.64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2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4536" calcext:value-type="float">
            <text:p>6.57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2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32" calcext:value-type="float">
            <text:p>6.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2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5768" calcext:value-type="float">
            <text:p>6.52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2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6352" calcext:value-type="float">
            <text:p>6.62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2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1112" calcext:value-type="float">
            <text:p>6.61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2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796" calcext:value-type="float">
            <text:p>6.53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2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8816" calcext:value-type="float">
            <text:p>6.52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1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844" calcext:value-type="float">
            <text:p>6.56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1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0632" calcext:value-type="float">
            <text:p>6.58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1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368" calcext:value-type="float">
            <text:p>6.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1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368" calcext:value-type="float">
            <text:p>6.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1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1112" calcext:value-type="float">
            <text:p>6.61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1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416" calcext:value-type="float">
            <text:p>6.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1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1008" calcext:value-type="float">
            <text:p>6.54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1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892" calcext:value-type="float">
            <text:p>6.59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1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6832" calcext:value-type="float">
            <text:p>6.65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1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6728" calcext:value-type="float">
            <text:p>6.58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1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1112" calcext:value-type="float">
            <text:p>6.61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1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5976" calcext:value-type="float">
            <text:p>6.66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1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464" calcext:value-type="float">
            <text:p>6.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1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5016" calcext:value-type="float">
            <text:p>6.60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1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6352" calcext:value-type="float">
            <text:p>6.62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1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892" calcext:value-type="float">
            <text:p>6.59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1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9024" calcext:value-type="float">
            <text:p>6.66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1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3408" calcext:value-type="float">
            <text:p>6.69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1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2072" calcext:value-type="float">
            <text:p>6.67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1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1216" calcext:value-type="float">
            <text:p>6.68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1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7584" calcext:value-type="float">
            <text:p>6.57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1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5496" calcext:value-type="float">
            <text:p>6.63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1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9024" calcext:value-type="float">
            <text:p>6.66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1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94" calcext:value-type="float">
            <text:p>6.62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1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4264" calcext:value-type="float">
            <text:p>6.68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1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1968" calcext:value-type="float">
            <text:p>6.60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1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036" calcext:value-type="float">
            <text:p>6.69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1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512" calcext:value-type="float">
            <text:p>6.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1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512" calcext:value-type="float">
            <text:p>6.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1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416" calcext:value-type="float">
            <text:p>6.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1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8168" calcext:value-type="float">
            <text:p>6.67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1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9024" calcext:value-type="float">
            <text:p>6.66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1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1216" calcext:value-type="float">
            <text:p>6.68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1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3784" calcext:value-type="float">
            <text:p>6.65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1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036" calcext:value-type="float">
            <text:p>6.69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1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6832" calcext:value-type="float">
            <text:p>6.65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1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9024" calcext:value-type="float">
            <text:p>6.66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1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2176" calcext:value-type="float">
            <text:p>6.74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1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6936" calcext:value-type="float">
            <text:p>6.72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1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4264" calcext:value-type="float">
            <text:p>6.68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1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1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2656" calcext:value-type="float">
            <text:p>6.77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1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18" calcext:value-type="float">
            <text:p>6.7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1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084" calcext:value-type="float">
            <text:p>6.72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1-11-17 15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3512" calcext:value-type="float">
            <text:p>6.76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1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132" calcext:value-type="float">
            <text:p>6.75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1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9608" calcext:value-type="float">
            <text:p>6.76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1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5224" calcext:value-type="float">
            <text:p>6.74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1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2176" calcext:value-type="float">
            <text:p>6.74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1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5224" calcext:value-type="float">
            <text:p>6.74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1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2176" calcext:value-type="float">
            <text:p>6.74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1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7896" calcext:value-type="float">
            <text:p>6.78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1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704" calcext:value-type="float">
            <text:p>6.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1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704" calcext:value-type="float">
            <text:p>6.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1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228" calcext:value-type="float">
            <text:p>6.81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1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8376" calcext:value-type="float">
            <text:p>6.81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1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8856" calcext:value-type="float">
            <text:p>6.84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1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7144" calcext:value-type="float">
            <text:p>6.86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1-1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0192" calcext:value-type="float">
            <text:p>6.87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1-1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848" calcext:value-type="float">
            <text:p>6.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1-1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7624" calcext:value-type="float">
            <text:p>6.89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1-1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5056" calcext:value-type="float">
            <text:p>6.92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1-10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1528" calcext:value-type="float">
            <text:p>6.89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1-10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5432" calcext:value-type="float">
            <text:p>6.88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1-10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5912" calcext:value-type="float">
            <text:p>6.91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1-10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6016" calcext:value-type="float">
            <text:p>6.98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1-10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9064" calcext:value-type="float">
            <text:p>6.98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1-10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5536" calcext:value-type="float">
            <text:p>6.95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1-10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4304" calcext:value-type="float">
            <text:p>7.00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1-10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1-10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8312" calcext:value-type="float">
            <text:p>7.06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1-10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136" calcext:value-type="float">
            <text:p>7.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1-10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7456" calcext:value-type="float">
            <text:p>7.07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1-10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7936" calcext:value-type="float">
            <text:p>7.10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1-10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3176" calcext:value-type="float">
            <text:p>7.12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1-10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9272" calcext:value-type="float">
            <text:p>7.12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1-10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5368" calcext:value-type="float">
            <text:p>7.13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1-10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4032" calcext:value-type="float">
            <text:p>7.11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1-10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1464" calcext:value-type="float">
            <text:p>7.14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1-10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0608" calcext:value-type="float">
            <text:p>7.15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1-10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28" calcext:value-type="float">
            <text:p>7.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1-10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4136" calcext:value-type="float">
            <text:p>7.18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1-10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1-10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2424" calcext:value-type="float">
            <text:p>7.20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1-10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9856" calcext:value-type="float">
            <text:p>7.22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1-10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2048" calcext:value-type="float">
            <text:p>7.24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1-10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0336" calcext:value-type="float">
            <text:p>7.26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1-10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3864" calcext:value-type="float">
            <text:p>7.29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1-10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8248" calcext:value-type="float">
            <text:p>7.31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1-10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2152" calcext:value-type="float">
            <text:p>7.31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1-10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8248" calcext:value-type="float">
            <text:p>7.31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1-10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8728" calcext:value-type="float">
            <text:p>7.34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1-10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9208" calcext:value-type="float">
            <text:p>7.37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1-09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2256" calcext:value-type="float">
            <text:p>7.38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1-09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5304" calcext:value-type="float">
            <text:p>7.38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1-09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3112" calcext:value-type="float">
            <text:p>7.37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1-09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7496" calcext:value-type="float">
            <text:p>7.39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1-09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2736" calcext:value-type="float">
            <text:p>7.41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1-09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188" calcext:value-type="float">
            <text:p>7.4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1-09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236" calcext:value-type="float">
            <text:p>7.45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1-09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0168" calcext:value-type="float">
            <text:p>7.44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1-09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8456" calcext:value-type="float">
            <text:p>7.45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1-09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4176" calcext:value-type="float">
            <text:p>7.50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1-09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5512" calcext:value-type="float">
            <text:p>7.52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1-09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6368" calcext:value-type="float">
            <text:p>7.51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1-09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1128" calcext:value-type="float">
            <text:p>7.50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1-09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5512" calcext:value-type="float">
            <text:p>7.52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1-09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6848" calcext:value-type="float">
            <text:p>7.54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1-09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0752" calcext:value-type="float">
            <text:p>7.54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1-09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2944" calcext:value-type="float">
            <text:p>7.55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1-09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1232" calcext:value-type="float">
            <text:p>7.57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1-09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952" calcext:value-type="float">
            <text:p>7.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1-09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3048" calcext:value-type="float">
            <text:p>7.62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1-09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3048" calcext:value-type="float">
            <text:p>7.62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1-09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1712" calcext:value-type="float">
            <text:p>7.60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1-09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6952" calcext:value-type="float">
            <text:p>7.61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1-09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7432" calcext:value-type="float">
            <text:p>7.64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1-09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524" calcext:value-type="float">
            <text:p>7.6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1-09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2192" calcext:value-type="float">
            <text:p>7.6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1-09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2672" calcext:value-type="float">
            <text:p>7.6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1-09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9248" calcext:value-type="float">
            <text:p>7.6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1-09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0584" calcext:value-type="float">
            <text:p>7.72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1-09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8392" calcext:value-type="float">
            <text:p>7.7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1-08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8016" calcext:value-type="float">
            <text:p>7.74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1-08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4112" calcext:value-type="float">
            <text:p>7.75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1-08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764" calcext:value-type="float">
            <text:p>7.78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1-08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8976" calcext:value-type="float">
            <text:p>7.80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1-08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5928" calcext:value-type="float">
            <text:p>7.80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1-08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812" calcext:value-type="float">
            <text:p>7.81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1-08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1-08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0312" calcext:value-type="float">
            <text:p>7.83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1-08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1168" calcext:value-type="float">
            <text:p>7.82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1-08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9456" calcext:value-type="float">
            <text:p>7.83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1-08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7744" calcext:value-type="float">
            <text:p>7.85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1-08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9936" calcext:value-type="float">
            <text:p>7.86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1-08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8224" calcext:value-type="float">
            <text:p>7.8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1-08-18 17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8328" calcext:value-type="float">
            <text:p>7.95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1-08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6992" calcext:value-type="float">
            <text:p>7.93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1-08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3568" calcext:value-type="float">
            <text:p>7.9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1-08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2712" calcext:value-type="float">
            <text:p>7.98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1-08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7952" calcext:value-type="float">
            <text:p>7.99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1-08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4904" calcext:value-type="float">
            <text:p>7.99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1-08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1" calcext:value-type="float">
            <text:p>8.0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1-08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0144" calcext:value-type="float">
            <text:p>8.0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1-08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5384" calcext:value-type="float">
            <text:p>8.02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1-08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9768" calcext:value-type="float">
            <text:p>8.04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1-08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1-08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6344" calcext:value-type="float">
            <text:p>8.08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1-08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244" calcext:value-type="float">
            <text:p>8.09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1-08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1-08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3672" calcext:value-type="float">
            <text:p>8.04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1-08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7096" calcext:value-type="float">
            <text:p>8.00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1-08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576" calcext:value-type="float">
            <text:p>7.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1-08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8328" calcext:value-type="float">
            <text:p>7.95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1-08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5656" calcext:value-type="float">
            <text:p>7.91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1-07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8704" calcext:value-type="float">
            <text:p>7.9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1-07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8224" calcext:value-type="float">
            <text:p>7.8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1-07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7744" calcext:value-type="float">
            <text:p>7.85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1-07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0792" calcext:value-type="float">
            <text:p>7.86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1-07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7264" calcext:value-type="float">
            <text:p>7.82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1-07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6784" calcext:value-type="float">
            <text:p>7.79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1-07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24" calcext:value-type="float">
            <text:p>7.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1-07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6304" calcext:value-type="float">
            <text:p>7.76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1-07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8016" calcext:value-type="float">
            <text:p>7.74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1-07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0584" calcext:value-type="float">
            <text:p>7.72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1-07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7912" calcext:value-type="float">
            <text:p>7.6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1-07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3528" calcext:value-type="float">
            <text:p>7.65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1-07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8288" calcext:value-type="float">
            <text:p>7.6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1-07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7808" calcext:value-type="float">
            <text:p>7.6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1-07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2088" calcext:value-type="float">
            <text:p>7.56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1-07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2464" calcext:value-type="float">
            <text:p>7.5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1-07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6744" calcext:value-type="float">
            <text:p>7.47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1-07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9312" calcext:value-type="float">
            <text:p>7.4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1-07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188" calcext:value-type="float">
            <text:p>7.4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1-07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7976" calcext:value-type="float">
            <text:p>7.42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1-07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5304" calcext:value-type="float">
            <text:p>7.38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1-07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8248" calcext:value-type="float">
            <text:p>7.31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1-07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5576" calcext:value-type="float">
            <text:p>7.27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1-07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2152" calcext:value-type="float">
            <text:p>7.31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1-07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4344" calcext:value-type="float">
            <text:p>7.32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1-07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7392" calcext:value-type="float">
            <text:p>7.32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1-07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9104" calcext:value-type="float">
            <text:p>7.30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1-07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9104" calcext:value-type="float">
            <text:p>7.30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1-07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3864" calcext:value-type="float">
            <text:p>7.29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1-07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6432" calcext:value-type="float">
            <text:p>7.26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1-07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5096" calcext:value-type="float">
            <text:p>7.24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1-06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4616" calcext:value-type="float">
            <text:p>7.21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1-06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0232" calcext:value-type="float">
            <text:p>7.19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1-06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6704" calcext:value-type="float">
            <text:p>7.15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1-06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4512" calcext:value-type="float">
            <text:p>7.14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1-06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5848" calcext:value-type="float">
            <text:p>7.16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1-06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1944" calcext:value-type="float">
            <text:p>7.17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1-06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1088" calcext:value-type="float">
            <text:p>7.18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1-06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9752" calcext:value-type="float">
            <text:p>7.15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1-06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7936" calcext:value-type="float">
            <text:p>7.10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1-06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0504" calcext:value-type="float">
            <text:p>7.08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1-06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2696" calcext:value-type="float">
            <text:p>7.09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1-06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66" calcext:value-type="float">
            <text:p>7.08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1-06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136" calcext:value-type="float">
            <text:p>7.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1-06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4408" calcext:value-type="float">
            <text:p>7.07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1-06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136" calcext:value-type="float">
            <text:p>7.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1-06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2216" calcext:value-type="float">
            <text:p>7.06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1-06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8312" calcext:value-type="float">
            <text:p>7.06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1-06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84" calcext:value-type="float">
            <text:p>7.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1-06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4032" calcext:value-type="float">
            <text:p>7.11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1-06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756" calcext:value-type="float">
            <text:p>7.14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1-06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4992" calcext:value-type="float">
            <text:p>7.17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1-06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7184" calcext:value-type="float">
            <text:p>7.18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1-06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5472" calcext:value-type="float">
            <text:p>7.20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1-06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1568" calcext:value-type="float">
            <text:p>7.21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1-06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376" calcext:value-type="float">
            <text:p>7.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1-06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376" calcext:value-type="float">
            <text:p>7.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1-06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0712" calcext:value-type="float">
            <text:p>7.22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1-06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5096" calcext:value-type="float">
            <text:p>7.24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1-06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2528" calcext:value-type="float">
            <text:p>7.27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1-06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5576" calcext:value-type="float">
            <text:p>7.27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1-05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0816" calcext:value-type="float">
            <text:p>7.29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1-05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1-05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3488" calcext:value-type="float">
            <text:p>7.33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1-05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6536" calcext:value-type="float">
            <text:p>7.33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1-05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092" calcext:value-type="float">
            <text:p>7.36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1-05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6536" calcext:value-type="float">
            <text:p>7.33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1-05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4344" calcext:value-type="float">
            <text:p>7.32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1-05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9104" calcext:value-type="float">
            <text:p>7.30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1-05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7664" calcext:value-type="float">
            <text:p>7.21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1-05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804" calcext:value-type="float">
            <text:p>7.17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1-05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28" calcext:value-type="float">
            <text:p>7.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1-05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4032" calcext:value-type="float">
            <text:p>7.11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1-05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0024" calcext:value-type="float">
            <text:p>7.05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1-05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8208" calcext:value-type="float">
            <text:p>6.99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1-05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6392" calcext:value-type="float">
            <text:p>6.94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1-05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9816" calcext:value-type="float">
            <text:p>6.90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1-05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6288" calcext:value-type="float">
            <text:p>6.87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1-05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8856" calcext:value-type="float">
            <text:p>6.84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1-05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752" calcext:value-type="float">
            <text:p>6.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1-05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0088" calcext:value-type="float">
            <text:p>6.80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1-05-11 13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0464" calcext:value-type="float">
            <text:p>6.76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1-05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0464" calcext:value-type="float">
            <text:p>6.76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1-05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3888" calcext:value-type="float">
            <text:p>6.72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1-05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9504" calcext:value-type="float">
            <text:p>6.69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1-05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036" calcext:value-type="float">
            <text:p>6.69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1-05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6832" calcext:value-type="float">
            <text:p>6.65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1-05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6832" calcext:value-type="float">
            <text:p>6.65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1-05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2824" calcext:value-type="float">
            <text:p>6.59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1-05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32" calcext:value-type="float">
            <text:p>6.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1-05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5768" calcext:value-type="float">
            <text:p>6.52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1-05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1384" calcext:value-type="float">
            <text:p>6.50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1-05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748" calcext:value-type="float">
            <text:p>6.50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1-04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9944" calcext:value-type="float">
            <text:p>6.40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1-04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6792" calcext:value-type="float">
            <text:p>6.33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1-04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2032" calcext:value-type="float">
            <text:p>6.35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1-04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08" calcext:value-type="float">
            <text:p>6.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1-04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604" calcext:value-type="float">
            <text:p>6.41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1-04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2888" calcext:value-type="float">
            <text:p>6.34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1-04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8608" calcext:value-type="float">
            <text:p>6.38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1-04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8232" calcext:value-type="float">
            <text:p>6.42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1-04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5664" calcext:value-type="float">
            <text:p>6.45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1-04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4328" calcext:value-type="float">
            <text:p>6.43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1-04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4808" calcext:value-type="float">
            <text:p>6.46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1-04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7856" calcext:value-type="float">
            <text:p>6.46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1-04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5288" calcext:value-type="float">
            <text:p>6.49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1-04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9672" calcext:value-type="float">
            <text:p>6.51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1-04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1864" calcext:value-type="float">
            <text:p>6.53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1-04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1864" calcext:value-type="float">
            <text:p>6.53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1-04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5872" calcext:value-type="float">
            <text:p>6.59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1-04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3784" calcext:value-type="float">
            <text:p>6.65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1-04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2928" calcext:value-type="float">
            <text:p>6.66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1-04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7688" calcext:value-type="float">
            <text:p>6.64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1-04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3888" calcext:value-type="float">
            <text:p>6.72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1-04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704" calcext:value-type="float">
            <text:p>6.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1-04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1424" calcext:value-type="float">
            <text:p>6.82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1-04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3616" calcext:value-type="float">
            <text:p>6.83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1-04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8" calcext:value-type="float">
            <text:p>6.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1-04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8" calcext:value-type="float">
            <text:p>6.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1-04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0192" calcext:value-type="float">
            <text:p>6.87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1-04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0296" calcext:value-type="float">
            <text:p>6.94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1-04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3824" calcext:value-type="float">
            <text:p>6.97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1-04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8584" calcext:value-type="float">
            <text:p>6.95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1-03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3824" calcext:value-type="float">
            <text:p>6.97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1-03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2216" calcext:value-type="float">
            <text:p>7.06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1-03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5744" calcext:value-type="float">
            <text:p>7.09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1-03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1736" calcext:value-type="float">
            <text:p>7.03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1-03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232" calcext:value-type="float">
            <text:p>7.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1-03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0984" calcext:value-type="float">
            <text:p>7.11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1-03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6704" calcext:value-type="float">
            <text:p>7.15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1-03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0232" calcext:value-type="float">
            <text:p>7.19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1-03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9856" calcext:value-type="float">
            <text:p>7.22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1-03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8144" calcext:value-type="float">
            <text:p>7.24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1-03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3384" calcext:value-type="float">
            <text:p>7.26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1-03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8624" calcext:value-type="float">
            <text:p>7.27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1-03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8144" calcext:value-type="float">
            <text:p>7.24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1-03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5848" calcext:value-type="float">
            <text:p>7.16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1-03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0712" calcext:value-type="float">
            <text:p>7.22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1-03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2048" calcext:value-type="float">
            <text:p>7.24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1-03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3384" calcext:value-type="float">
            <text:p>7.26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1-03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7184" calcext:value-type="float">
            <text:p>7.18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1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852" calcext:value-type="float">
            <text:p>7.20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1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1944" calcext:value-type="float">
            <text:p>7.17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1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28" calcext:value-type="float">
            <text:p>7.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1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0232" calcext:value-type="float">
            <text:p>7.19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1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804" calcext:value-type="float">
            <text:p>7.17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1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6328" calcext:value-type="float">
            <text:p>7.19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1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7184" calcext:value-type="float">
            <text:p>7.18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1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5848" calcext:value-type="float">
            <text:p>7.16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1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0608" calcext:value-type="float">
            <text:p>7.15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1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708" calcext:value-type="float">
            <text:p>7.11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1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708" calcext:value-type="float">
            <text:p>7.11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1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2424" calcext:value-type="float">
            <text:p>7.20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1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3176" calcext:value-type="float">
            <text:p>7.12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1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9376" calcext:value-type="float">
            <text:p>7.19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1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0712" calcext:value-type="float">
            <text:p>7.22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1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0816" calcext:value-type="float">
            <text:p>7.29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1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3384" calcext:value-type="float">
            <text:p>7.26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1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2048" calcext:value-type="float">
            <text:p>7.24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1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9376" calcext:value-type="float">
            <text:p>7.19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1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6328" calcext:value-type="float">
            <text:p>7.19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1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6912" calcext:value-type="float">
            <text:p>7.29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1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7288" calcext:value-type="float">
            <text:p>7.25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1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852" calcext:value-type="float">
            <text:p>7.20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1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9" calcext:value-type="float">
            <text:p>7.2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1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1672" calcext:value-type="float">
            <text:p>7.28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1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9752" calcext:value-type="float">
            <text:p>7.15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1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9376" calcext:value-type="float">
            <text:p>7.19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1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1568" calcext:value-type="float">
            <text:p>7.21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1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2424" calcext:value-type="float">
            <text:p>7.20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1-02-12 17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4992" calcext:value-type="float">
            <text:p>7.17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1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4136" calcext:value-type="float">
            <text:p>7.18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1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0608" calcext:value-type="float">
            <text:p>7.15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1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756" calcext:value-type="float">
            <text:p>7.14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1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4032" calcext:value-type="float">
            <text:p>7.11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1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28" calcext:value-type="float">
            <text:p>7.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1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7456" calcext:value-type="float">
            <text:p>7.07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1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5744" calcext:value-type="float">
            <text:p>7.09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1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6496" calcext:value-type="float">
            <text:p>7.01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1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0024" calcext:value-type="float">
            <text:p>7.05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1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516" calcext:value-type="float">
            <text:p>6.99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1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42" calcext:value-type="float">
            <text:p>6.93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1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8104" calcext:value-type="float">
            <text:p>6.92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1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992" calcext:value-type="float">
            <text:p>6.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1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516" calcext:value-type="float">
            <text:p>6.99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1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6872" calcext:value-type="float">
            <text:p>6.97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1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2488" calcext:value-type="float">
            <text:p>6.95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1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5912" calcext:value-type="float">
            <text:p>6.91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1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1048" calcext:value-type="float">
            <text:p>6.86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1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9336" calcext:value-type="float">
            <text:p>6.87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1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7624" calcext:value-type="float">
            <text:p>6.89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1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4576" calcext:value-type="float">
            <text:p>6.89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1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8376" calcext:value-type="float">
            <text:p>6.81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1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8752" calcext:value-type="float">
            <text:p>6.77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1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6184" calcext:value-type="float">
            <text:p>6.80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1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8376" calcext:value-type="float">
            <text:p>6.81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1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5704" calcext:value-type="float">
            <text:p>6.77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1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2176" calcext:value-type="float">
            <text:p>6.74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1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9024" calcext:value-type="float">
            <text:p>6.66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1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1696" calcext:value-type="float">
            <text:p>6.71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1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3408" calcext:value-type="float">
            <text:p>6.69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1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2552" calcext:value-type="float">
            <text:p>6.70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1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8648" calcext:value-type="float">
            <text:p>6.70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1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7792" calcext:value-type="float">
            <text:p>6.71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1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7792" calcext:value-type="float">
            <text:p>6.71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1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2928" calcext:value-type="float">
            <text:p>6.66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1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8544" calcext:value-type="float">
            <text:p>6.63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1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2928" calcext:value-type="float">
            <text:p>6.66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1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464" calcext:value-type="float">
            <text:p>6.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1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5016" calcext:value-type="float">
            <text:p>6.60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1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5016" calcext:value-type="float">
            <text:p>6.60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1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5016" calcext:value-type="float">
            <text:p>6.60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1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9776" calcext:value-type="float">
            <text:p>6.58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1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2928" calcext:value-type="float">
            <text:p>6.66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0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2448" calcext:value-type="float">
            <text:p>6.63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0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1592" calcext:value-type="float">
            <text:p>6.64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0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7312" calcext:value-type="float">
            <text:p>6.68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0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94" calcext:value-type="float">
            <text:p>6.62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0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1216" calcext:value-type="float">
            <text:p>6.68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0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2072" calcext:value-type="float">
            <text:p>6.67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0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1112" calcext:value-type="float">
            <text:p>6.61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0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9024" calcext:value-type="float">
            <text:p>6.66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0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2656" calcext:value-type="float">
            <text:p>6.77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0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6936" calcext:value-type="float">
            <text:p>6.72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0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4264" calcext:value-type="float">
            <text:p>6.68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0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4744" calcext:value-type="float">
            <text:p>6.71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0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2656" calcext:value-type="float">
            <text:p>6.77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0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4848" calcext:value-type="float">
            <text:p>6.78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0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9128" calcext:value-type="float">
            <text:p>6.73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0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2176" calcext:value-type="float">
            <text:p>6.74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0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3992" calcext:value-type="float">
            <text:p>6.79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0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9128" calcext:value-type="float">
            <text:p>6.73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0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2176" calcext:value-type="float">
            <text:p>6.74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0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9128" calcext:value-type="float">
            <text:p>6.73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0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5704" calcext:value-type="float">
            <text:p>6.77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0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7896" calcext:value-type="float">
            <text:p>6.78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0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8272" calcext:value-type="float">
            <text:p>6.74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0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7416" calcext:value-type="float">
            <text:p>6.75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0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5224" calcext:value-type="float">
            <text:p>6.74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0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5704" calcext:value-type="float">
            <text:p>6.77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0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9608" calcext:value-type="float">
            <text:p>6.76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0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5328" calcext:value-type="float">
            <text:p>6.81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0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9336" calcext:value-type="float">
            <text:p>6.87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0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0672" calcext:value-type="float">
            <text:p>6.90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0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9336" calcext:value-type="float">
            <text:p>6.87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0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4096" calcext:value-type="float">
            <text:p>6.86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0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2112" calcext:value-type="float">
            <text:p>6.99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0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9064" calcext:value-type="float">
            <text:p>6.98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0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2112" calcext:value-type="float">
            <text:p>6.99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0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2112" calcext:value-type="float">
            <text:p>6.99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0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4784" calcext:value-type="float">
            <text:p>7.03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0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3552" calcext:value-type="float">
            <text:p>7.08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0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3072" calcext:value-type="float">
            <text:p>7.05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0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3552" calcext:value-type="float">
            <text:p>7.08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0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0984" calcext:value-type="float">
            <text:p>7.11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0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708" calcext:value-type="float">
            <text:p>7.11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0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6704" calcext:value-type="float">
            <text:p>7.15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0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852" calcext:value-type="float">
            <text:p>7.20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0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8896" calcext:value-type="float">
            <text:p>7.16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0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7184" calcext:value-type="float">
            <text:p>7.18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0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1944" calcext:value-type="float">
            <text:p>7.17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0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8144" calcext:value-type="float">
            <text:p>7.24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0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9" calcext:value-type="float">
            <text:p>7.2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0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6432" calcext:value-type="float">
            <text:p>7.26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0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0816" calcext:value-type="float">
            <text:p>7.29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0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044" calcext:value-type="float">
            <text:p>7.33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0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092" calcext:value-type="float">
            <text:p>7.36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0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8352" calcext:value-type="float">
            <text:p>7.38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0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14" calcext:value-type="float">
            <text:p>7.39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0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7496" calcext:value-type="float">
            <text:p>7.39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0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7976" calcext:value-type="float">
            <text:p>7.42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0-1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6744" calcext:value-type="float">
            <text:p>7.47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0-1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284" calcext:value-type="float">
            <text:p>7.48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0-1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1984" calcext:value-type="float">
            <text:p>7.4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0-1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284" calcext:value-type="float">
            <text:p>7.48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0-10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1712" calcext:value-type="float">
            <text:p>7.60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0-10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8664" calcext:value-type="float">
            <text:p>7.5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0-10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5992" calcext:value-type="float">
            <text:p>7.55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0-10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6952" calcext:value-type="float">
            <text:p>7.61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0-10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3528" calcext:value-type="float">
            <text:p>7.65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0-10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572" calcext:value-type="float">
            <text:p>7.66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0-10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7536" calcext:value-type="float">
            <text:p>7.71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0-10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7056" calcext:value-type="float">
            <text:p>7.6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0-10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8392" calcext:value-type="float">
            <text:p>7.7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0-10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0-10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6304" calcext:value-type="float">
            <text:p>7.76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0-10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0688" calcext:value-type="float">
            <text:p>7.79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0-10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4216" calcext:value-type="float">
            <text:p>7.82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0-10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84" calcext:value-type="float">
            <text:p>7.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0-10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7368" calcext:value-type="float">
            <text:p>7.89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0-10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5176" calcext:value-type="float">
            <text:p>7.88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0-10-15 15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6512" calcext:value-type="float">
            <text:p>7.9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0-10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1272" calcext:value-type="float">
            <text:p>7.89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0-10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3944" calcext:value-type="float">
            <text:p>7.93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0-10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7848" calcext:value-type="float">
            <text:p>7.92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0-10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1376" calcext:value-type="float">
            <text:p>7.96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0-10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7952" calcext:value-type="float">
            <text:p>7.99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0-10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624" calcext:value-type="float">
            <text:p>8.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0-10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8056" calcext:value-type="float">
            <text:p>8.06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0-10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9392" calcext:value-type="float">
            <text:p>8.08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0-10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5008" calcext:value-type="float">
            <text:p>8.06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0-10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0-10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7304" calcext:value-type="float">
            <text:p>8.14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0-10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1688" calcext:value-type="float">
            <text:p>8.17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0-10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436" calcext:value-type="float">
            <text:p>8.21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0-10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436" calcext:value-type="float">
            <text:p>8.21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0-10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5696" calcext:value-type="float">
            <text:p>8.23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0-09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0936" calcext:value-type="float">
            <text:p>8.25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0-09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3984" calcext:value-type="float">
            <text:p>8.25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0-09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0-09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7992" calcext:value-type="float">
            <text:p>8.31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0-09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7616" calcext:value-type="float">
            <text:p>8.35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0-09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3336" calcext:value-type="float">
            <text:p>8.40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0-09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1624" calcext:value-type="float">
            <text:p>8.42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0-09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9912" calcext:value-type="float">
            <text:p>8.43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0-09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1248" calcext:value-type="float">
            <text:p>8.46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0-09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2208" calcext:value-type="float">
            <text:p>8.52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0-09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8784" calcext:value-type="float">
            <text:p>8.55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0-09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3168" calcext:value-type="float">
            <text:p>8.58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0-09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7072" calcext:value-type="float">
            <text:p>8.57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0-09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7448" calcext:value-type="float">
            <text:p>8.53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0-09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2688" calcext:value-type="float">
            <text:p>8.55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0-09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06" calcext:value-type="float">
            <text:p>8.61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0-09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8408" calcext:value-type="float">
            <text:p>8.59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0-09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3168" calcext:value-type="float">
            <text:p>8.58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0-09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108" calcext:value-type="float">
            <text:p>8.64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0-09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632" calcext:value-type="float">
            <text:p>8.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0-09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8512" calcext:value-type="float">
            <text:p>8.66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0-09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0328" calcext:value-type="float">
            <text:p>8.72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0-09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776" calcext:value-type="float">
            <text:p>8.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0-09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2144" calcext:value-type="float">
            <text:p>8.77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0-09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4816" calcext:value-type="float">
            <text:p>8.81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0-09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3584" calcext:value-type="float">
            <text:p>8.86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0-09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7968" calcext:value-type="float">
            <text:p>8.8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0-09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4544" calcext:value-type="float">
            <text:p>8.92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0-09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4168" calcext:value-type="float">
            <text:p>8.96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0-09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0368" calcext:value-type="float">
            <text:p>9.04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0-08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0848" calcext:value-type="float">
            <text:p>9.07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0-08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8176" calcext:value-type="float">
            <text:p>9.02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0-08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2936" calcext:value-type="float">
            <text:p>9.01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0-08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9992" calcext:value-type="float">
            <text:p>9.07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0-08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352" calcext:value-type="float">
            <text:p>9.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0-08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1432" calcext:value-type="float">
            <text:p>9.17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0-08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2768" calcext:value-type="float">
            <text:p>9.19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0-08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4584" calcext:value-type="float">
            <text:p>9.24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0-08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9448" calcext:value-type="float">
            <text:p>9.29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0-08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6024" calcext:value-type="float">
            <text:p>9.33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0-08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5648" calcext:value-type="float">
            <text:p>9.37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0-08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356" calcext:value-type="float">
            <text:p>9.43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0-08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1848" calcext:value-type="float">
            <text:p>9.45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0-08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0992" calcext:value-type="float">
            <text:p>9.46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0-08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6232" calcext:value-type="float">
            <text:p>9.47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0-08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2808" calcext:value-type="float">
            <text:p>9.51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0-08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3768" calcext:value-type="float">
            <text:p>9.57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0-08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0344" calcext:value-type="float">
            <text:p>9.61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0-08-13 13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6064" calcext:value-type="float">
            <text:p>9.65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0-08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6064" calcext:value-type="float">
            <text:p>9.65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0-08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3496" calcext:value-type="float">
            <text:p>9.68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0-08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9592" calcext:value-type="float">
            <text:p>9.68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0-08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1784" calcext:value-type="float">
            <text:p>9.70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0-08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7984" calcext:value-type="float">
            <text:p>9.77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0-08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028" calcext:value-type="float">
            <text:p>9.86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0-08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2576" calcext:value-type="float">
            <text:p>9.94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0-08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8296" calcext:value-type="float">
            <text:p>9.98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0-08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0488" calcext:value-type="float">
            <text:p>10.00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0-08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4872" calcext:value-type="float">
            <text:p>10.02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0-08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0216" calcext:value-type="float">
            <text:p>10.11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0-08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46" calcext:value-type="float">
            <text:p>10.13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0-08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8984" calcext:value-type="float">
            <text:p>10.1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0-07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6792" calcext:value-type="float">
            <text:p>10.14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0-07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46" calcext:value-type="float">
            <text:p>10.13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0-07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936" calcext:value-type="float">
            <text:p>10.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0-07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888" calcext:value-type="float">
            <text:p>10.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0-07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6688" calcext:value-type="float">
            <text:p>10.07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0-07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0592" calcext:value-type="float">
            <text:p>10.07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0-07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0592" calcext:value-type="float">
            <text:p>10.07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0-07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9256" calcext:value-type="float">
            <text:p>10.04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0-07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268" calcext:value-type="float">
            <text:p>10.01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0-07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0008" calcext:value-type="float">
            <text:p>9.97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0-07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0384" calcext:value-type="float">
            <text:p>9.93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0-07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8568" calcext:value-type="float">
            <text:p>9.87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0-07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9424" calcext:value-type="float">
            <text:p>9.86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0-07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8568" calcext:value-type="float">
            <text:p>9.87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0-07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8568" calcext:value-type="float">
            <text:p>9.87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0-07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0384" calcext:value-type="float">
            <text:p>9.93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0-07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6104" calcext:value-type="float">
            <text:p>9.97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0-07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268" calcext:value-type="float">
            <text:p>10.01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0-07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84" calcext:value-type="float">
            <text:p>10.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0-07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2408" calcext:value-type="float">
            <text:p>10.12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0-07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5936" calcext:value-type="float">
            <text:p>10.15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0-07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9464" calcext:value-type="float">
            <text:p>10.18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0-07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3848" calcext:value-type="float">
            <text:p>10.21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0-07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1656" calcext:value-type="float">
            <text:p>10.20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0-07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9464" calcext:value-type="float">
            <text:p>10.18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0-07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1176" calcext:value-type="float">
            <text:p>10.17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0-07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6792" calcext:value-type="float">
            <text:p>10.14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0-07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8504" calcext:value-type="float">
            <text:p>10.12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0-07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7168" calcext:value-type="float">
            <text:p>10.10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0-07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1928" calcext:value-type="float">
            <text:p>10.09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0-07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6688" calcext:value-type="float">
            <text:p>10.07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0-06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4496" calcext:value-type="float">
            <text:p>10.06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0-06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6208" calcext:value-type="float">
            <text:p>10.04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0-06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8776" calcext:value-type="float">
            <text:p>10.01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0-06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3536" calcext:value-type="float">
            <text:p>10.00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0-06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6584" calcext:value-type="float">
            <text:p>10.00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0-06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744" calcext:value-type="float">
            <text:p>9.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0-06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22" calcext:value-type="float">
            <text:p>9.98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0-06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172" calcext:value-type="float">
            <text:p>9.95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0-06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7816" calcext:value-type="float">
            <text:p>9.95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0-06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5624" calcext:value-type="float">
            <text:p>9.94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0-06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8672" calcext:value-type="float">
            <text:p>9.94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0-06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4768" calcext:value-type="float">
            <text:p>9.95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0-06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172" calcext:value-type="float">
            <text:p>9.95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0-06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4768" calcext:value-type="float">
            <text:p>9.95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0-06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0864" calcext:value-type="float">
            <text:p>9.96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0-06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0008" calcext:value-type="float">
            <text:p>9.97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0-06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0008" calcext:value-type="float">
            <text:p>9.97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0-06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0864" calcext:value-type="float">
            <text:p>9.96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0-06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8672" calcext:value-type="float">
            <text:p>9.94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0-06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2576" calcext:value-type="float">
            <text:p>9.94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0-06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3432" calcext:value-type="float">
            <text:p>9.93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0-06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9528" calcext:value-type="float">
            <text:p>9.93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0-06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8672" calcext:value-type="float">
            <text:p>9.94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0-06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4768" calcext:value-type="float">
            <text:p>9.95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0-06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9528" calcext:value-type="float">
            <text:p>9.93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0-06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3912" calcext:value-type="float">
            <text:p>9.96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0-06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5248" calcext:value-type="float">
            <text:p>9.98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0-06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696" calcext:value-type="float">
            <text:p>9.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0-06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5248" calcext:value-type="float">
            <text:p>9.98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0-06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9632" calcext:value-type="float">
            <text:p>10.00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0-05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0488" calcext:value-type="float">
            <text:p>10.00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0-05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3056" calcext:value-type="float">
            <text:p>9.97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0-05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3912" calcext:value-type="float">
            <text:p>9.96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0-05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6104" calcext:value-type="float">
            <text:p>9.97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0-05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4392" calcext:value-type="float">
            <text:p>9.99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0-05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0488" calcext:value-type="float">
            <text:p>10.00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0-05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6584" calcext:value-type="float">
            <text:p>10.00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0-05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4872" calcext:value-type="float">
            <text:p>10.02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0-05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6584" calcext:value-type="float">
            <text:p>10.00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0-05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6584" calcext:value-type="float">
            <text:p>10.00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0-05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7064" calcext:value-type="float">
            <text:p>10.03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0-05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316" calcext:value-type="float">
            <text:p>10.04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0-05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4872" calcext:value-type="float">
            <text:p>10.02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0-05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4392" calcext:value-type="float">
            <text:p>9.99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0-05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0488" calcext:value-type="float">
            <text:p>10.00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0-05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5248" calcext:value-type="float">
            <text:p>9.98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0-05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7816" calcext:value-type="float">
            <text:p>9.95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0-05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744" calcext:value-type="float">
            <text:p>9.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0-05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0968" calcext:value-type="float">
            <text:p>10.03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0-05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4016" calcext:value-type="float">
            <text:p>10.03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0-05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6584" calcext:value-type="float">
            <text:p>10.00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0-05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6208" calcext:value-type="float">
            <text:p>10.04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0-05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9256" calcext:value-type="float">
            <text:p>10.04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0-05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3056" calcext:value-type="float">
            <text:p>9.97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0-05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1344" calcext:value-type="float">
            <text:p>9.99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0-05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5248" calcext:value-type="float">
            <text:p>9.98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0-05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8776" calcext:value-type="float">
            <text:p>10.01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0-05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268" calcext:value-type="float">
            <text:p>10.01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0-05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3536" calcext:value-type="float">
            <text:p>10.00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0-05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9256" calcext:value-type="float">
            <text:p>10.04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0-05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792" calcext:value-type="float">
            <text:p>10.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0-04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8776" calcext:value-type="float">
            <text:p>10.01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0-04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7544" calcext:value-type="float">
            <text:p>10.06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0-04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7168" calcext:value-type="float">
            <text:p>10.10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0-04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1072" calcext:value-type="float">
            <text:p>10.10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0-04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5352" calcext:value-type="float">
            <text:p>10.05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0-04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1072" calcext:value-type="float">
            <text:p>10.10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0-04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7544" calcext:value-type="float">
            <text:p>10.06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0-04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6312" calcext:value-type="float">
            <text:p>10.11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0-04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0696" calcext:value-type="float">
            <text:p>10.14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0-04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7544" calcext:value-type="float">
            <text:p>10.06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0-04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2304" calcext:value-type="float">
            <text:p>10.05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0-04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2784" calcext:value-type="float">
            <text:p>10.08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0-04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6688" calcext:value-type="float">
            <text:p>10.07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0-04-17 14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0216" calcext:value-type="float">
            <text:p>10.11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0-04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412" calcext:value-type="float">
            <text:p>10.10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0-04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3744" calcext:value-type="float">
            <text:p>10.14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0-04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2888" calcext:value-type="float">
            <text:p>10.15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0-04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5936" calcext:value-type="float">
            <text:p>10.15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0-04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4224" calcext:value-type="float">
            <text:p>10.17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0-04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1176" calcext:value-type="float">
            <text:p>10.17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0-04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556" calcext:value-type="float">
            <text:p>10.19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0-04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2992" calcext:value-type="float">
            <text:p>10.22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0-04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9464" calcext:value-type="float">
            <text:p>10.18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0-04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5936" calcext:value-type="float">
            <text:p>10.15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0-04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3264" calcext:value-type="float">
            <text:p>10.11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0-04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1928" calcext:value-type="float">
            <text:p>10.09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0-04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5832" calcext:value-type="float">
            <text:p>10.08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0-04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1072" calcext:value-type="float">
            <text:p>10.10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0-04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0696" calcext:value-type="float">
            <text:p>10.14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0-04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3744" calcext:value-type="float">
            <text:p>10.14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0-04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46" calcext:value-type="float">
            <text:p>10.13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0-03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412" calcext:value-type="float">
            <text:p>10.10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0-03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412" calcext:value-type="float">
            <text:p>10.10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0-03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4976" calcext:value-type="float">
            <text:p>10.09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0-03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8024" calcext:value-type="float">
            <text:p>10.09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0-03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1552" calcext:value-type="float">
            <text:p>10.13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0-03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1552" calcext:value-type="float">
            <text:p>10.13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0-03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2408" calcext:value-type="float">
            <text:p>10.12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0-03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412" calcext:value-type="float">
            <text:p>10.10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0-03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4496" calcext:value-type="float">
            <text:p>10.06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0-03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84" calcext:value-type="float">
            <text:p>10.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0-03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1448" calcext:value-type="float">
            <text:p>10.06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0-03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6208" calcext:value-type="float">
            <text:p>10.04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0-03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5728" calcext:value-type="float">
            <text:p>10.01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0-03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3536" calcext:value-type="float">
            <text:p>10.00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0-03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0488" calcext:value-type="float">
            <text:p>10.00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0-03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0008" calcext:value-type="float">
            <text:p>9.97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0-03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4768" calcext:value-type="float">
            <text:p>9.95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0-03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0864" calcext:value-type="float">
            <text:p>9.96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0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0008" calcext:value-type="float">
            <text:p>9.97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0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2576" calcext:value-type="float">
            <text:p>9.94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0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7336" calcext:value-type="float">
            <text:p>9.92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0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2952" calcext:value-type="float">
            <text:p>9.90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0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7712" calcext:value-type="float">
            <text:p>9.88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0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7712" calcext:value-type="float">
            <text:p>9.88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0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4288" calcext:value-type="float">
            <text:p>9.92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0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4288" calcext:value-type="float">
            <text:p>9.92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0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2952" calcext:value-type="float">
            <text:p>9.90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0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22" calcext:value-type="float">
            <text:p>9.98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0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1824" calcext:value-type="float">
            <text:p>10.02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0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7064" calcext:value-type="float">
            <text:p>10.03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0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9256" calcext:value-type="float">
            <text:p>10.04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0-0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5832" calcext:value-type="float">
            <text:p>10.08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0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4976" calcext:value-type="float">
            <text:p>10.09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0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0216" calcext:value-type="float">
            <text:p>10.11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0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7544" calcext:value-type="float">
            <text:p>10.06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0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888" calcext:value-type="float">
            <text:p>10.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0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1928" calcext:value-type="float">
            <text:p>10.09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0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5832" calcext:value-type="float">
            <text:p>10.08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0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5832" calcext:value-type="float">
            <text:p>10.08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0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888" calcext:value-type="float">
            <text:p>10.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0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4976" calcext:value-type="float">
            <text:p>10.09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0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2408" calcext:value-type="float">
            <text:p>10.12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0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5456" calcext:value-type="float">
            <text:p>10.12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0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984" calcext:value-type="float">
            <text:p>10.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0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8984" calcext:value-type="float">
            <text:p>10.1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0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2032" calcext:value-type="float">
            <text:p>10.16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0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9088" calcext:value-type="float">
            <text:p>10.22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0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2616" calcext:value-type="float">
            <text:p>10.26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0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8712" calcext:value-type="float">
            <text:p>10.26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0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0904" calcext:value-type="float">
            <text:p>10.28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0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0904" calcext:value-type="float">
            <text:p>10.28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0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5288" calcext:value-type="float">
            <text:p>10.30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0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0632" calcext:value-type="float">
            <text:p>10.39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0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464" calcext:value-type="float">
            <text:p>10.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0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2824" calcext:value-type="float">
            <text:p>10.40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0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844" calcext:value-type="float">
            <text:p>10.37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0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5392" calcext:value-type="float">
            <text:p>10.37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0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6728" calcext:value-type="float">
            <text:p>10.39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0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9776" calcext:value-type="float">
            <text:p>10.39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0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7104" calcext:value-type="float">
            <text:p>10.35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0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7104" calcext:value-type="float">
            <text:p>10.35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0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368" calcext:value-type="float">
            <text:p>10.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0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7208" calcext:value-type="float">
            <text:p>10.42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0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464" calcext:value-type="float">
            <text:p>10.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0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6832" calcext:value-type="float">
            <text:p>10.46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0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8168" calcext:value-type="float">
            <text:p>10.48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0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4264" calcext:value-type="float">
            <text:p>10.49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0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2072" calcext:value-type="float">
            <text:p>10.48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0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2928" calcext:value-type="float">
            <text:p>10.47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0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6832" calcext:value-type="float">
            <text:p>10.46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0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5976" calcext:value-type="float">
            <text:p>10.47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0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036" calcext:value-type="float">
            <text:p>10.50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0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3408" calcext:value-type="float">
            <text:p>10.50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0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7208" calcext:value-type="float">
            <text:p>10.42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0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3304" calcext:value-type="float">
            <text:p>10.43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0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3784" calcext:value-type="float">
            <text:p>10.46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0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7208" calcext:value-type="float">
            <text:p>10.42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0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892" calcext:value-type="float">
            <text:p>10.40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0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9776" calcext:value-type="float">
            <text:p>10.39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0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5016" calcext:value-type="float">
            <text:p>10.41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0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844" calcext:value-type="float">
            <text:p>10.37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0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1008" calcext:value-type="float">
            <text:p>10.35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0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9296" calcext:value-type="float">
            <text:p>10.36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0-01-08 15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6352" calcext:value-type="float">
            <text:p>10.43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0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6352" calcext:value-type="float">
            <text:p>10.43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0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1112" calcext:value-type="float">
            <text:p>10.42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0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416" calcext:value-type="float">
            <text:p>10.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0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1592" calcext:value-type="float">
            <text:p>10.45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0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94" calcext:value-type="float">
            <text:p>10.43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0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416" calcext:value-type="float">
            <text:p>10.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0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8064" calcext:value-type="float">
            <text:p>10.41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20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6352" calcext:value-type="float">
            <text:p>10.43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9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1112" calcext:value-type="float">
            <text:p>10.42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9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0632" calcext:value-type="float">
            <text:p>10.39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9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5768" calcext:value-type="float">
            <text:p>10.33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9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0528" calcext:value-type="float">
            <text:p>10.32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9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3096" calcext:value-type="float">
            <text:p>10.29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9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9192" calcext:value-type="float">
            <text:p>10.29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9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224" calcext:value-type="float">
            <text:p>10.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9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5288" calcext:value-type="float">
            <text:p>10.30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9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7856" calcext:value-type="float">
            <text:p>10.27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9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4328" calcext:value-type="float">
            <text:p>10.24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9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3848" calcext:value-type="float">
            <text:p>10.21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9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604" calcext:value-type="float">
            <text:p>10.22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9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9568" calcext:value-type="float">
            <text:p>10.25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9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224" calcext:value-type="float">
            <text:p>10.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9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8712" calcext:value-type="float">
            <text:p>10.26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9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5184" calcext:value-type="float">
            <text:p>10.23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9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0048" calcext:value-type="float">
            <text:p>10.29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9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8712" calcext:value-type="float">
            <text:p>10.26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9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1176" calcext:value-type="float">
            <text:p>10.17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9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984" calcext:value-type="float">
            <text:p>10.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9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556" calcext:value-type="float">
            <text:p>10.19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9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2992" calcext:value-type="float">
            <text:p>10.22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9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7272" calcext:value-type="float">
            <text:p>10.17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9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936" calcext:value-type="float">
            <text:p>10.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9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8504" calcext:value-type="float">
            <text:p>10.12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9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7648" calcext:value-type="float">
            <text:p>10.13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9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8128" calcext:value-type="float">
            <text:p>10.16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9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1176" calcext:value-type="float">
            <text:p>10.17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9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984" calcext:value-type="float">
            <text:p>10.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9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1552" calcext:value-type="float">
            <text:p>10.13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9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4496" calcext:value-type="float">
            <text:p>10.06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9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9632" calcext:value-type="float">
            <text:p>10.00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9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0008" calcext:value-type="float">
            <text:p>9.97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9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8296" calcext:value-type="float">
            <text:p>9.98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9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4768" calcext:value-type="float">
            <text:p>9.95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9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7336" calcext:value-type="float">
            <text:p>9.92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9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648" calcext:value-type="float">
            <text:p>9.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9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8672" calcext:value-type="float">
            <text:p>9.94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9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6376" calcext:value-type="float">
            <text:p>9.86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9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1136" calcext:value-type="float">
            <text:p>9.85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9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0176" calcext:value-type="float">
            <text:p>9.79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9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3224" calcext:value-type="float">
            <text:p>9.79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9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7128" calcext:value-type="float">
            <text:p>9.78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9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7504" calcext:value-type="float">
            <text:p>9.74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9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1304" calcext:value-type="float">
            <text:p>9.67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9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4728" calcext:value-type="float">
            <text:p>9.63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9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0344" calcext:value-type="float">
            <text:p>9.61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9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4624" calcext:value-type="float">
            <text:p>9.56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9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548" calcext:value-type="float">
            <text:p>9.55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9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3768" calcext:value-type="float">
            <text:p>9.57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9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8904" calcext:value-type="float">
            <text:p>9.51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9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928" calcext:value-type="float">
            <text:p>9.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9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7464" calcext:value-type="float">
            <text:p>9.42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9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2224" calcext:value-type="float">
            <text:p>9.41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9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0408" calcext:value-type="float">
            <text:p>9.36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9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9928" calcext:value-type="float">
            <text:p>9.32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9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7736" calcext:value-type="float">
            <text:p>9.31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9-1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9448" calcext:value-type="float">
            <text:p>9.29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9-1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164" calcext:value-type="float">
            <text:p>9.31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9-1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8592" calcext:value-type="float">
            <text:p>9.30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9-1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4312" calcext:value-type="float">
            <text:p>9.35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9-10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6024" calcext:value-type="float">
            <text:p>9.33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9-10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0784" calcext:value-type="float">
            <text:p>9.32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9-10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688" calcext:value-type="float">
            <text:p>9.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9-10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736" calcext:value-type="float">
            <text:p>9.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9-10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5648" calcext:value-type="float">
            <text:p>9.37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9-10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5648" calcext:value-type="float">
            <text:p>9.37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9-10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1744" calcext:value-type="float">
            <text:p>9.38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9-10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6128" calcext:value-type="float">
            <text:p>9.40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9-10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4896" calcext:value-type="float">
            <text:p>9.45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9-10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4416" calcext:value-type="float">
            <text:p>9.42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9-10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5752" calcext:value-type="float">
            <text:p>9.44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9-10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404" calcext:value-type="float">
            <text:p>9.46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9-10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7088" calcext:value-type="float">
            <text:p>9.46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9-10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0616" calcext:value-type="float">
            <text:p>9.50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9-10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7192" calcext:value-type="float">
            <text:p>9.53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9-10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928" calcext:value-type="float">
            <text:p>9.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9-10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6608" calcext:value-type="float">
            <text:p>9.43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9-10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1368" calcext:value-type="float">
            <text:p>9.42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9-10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3936" calcext:value-type="float">
            <text:p>9.39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9-10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784" calcext:value-type="float">
            <text:p>9.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9-10-11 14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3456" calcext:value-type="float">
            <text:p>9.36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9-10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0408" calcext:value-type="float">
            <text:p>9.36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9-10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9072" calcext:value-type="float">
            <text:p>9.33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9-10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0784" calcext:value-type="float">
            <text:p>9.32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9-10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4208" calcext:value-type="float">
            <text:p>9.28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9-10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6776" calcext:value-type="float">
            <text:p>9.25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9-10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4584" calcext:value-type="float">
            <text:p>9.24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9-10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2392" calcext:value-type="float">
            <text:p>9.23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9-10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448" calcext:value-type="float">
            <text:p>9.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9-10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9616" calcext:value-type="float">
            <text:p>9.11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9-10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6944" calcext:value-type="float">
            <text:p>9.07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9-10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9512" calcext:value-type="float">
            <text:p>9.04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9-09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4272" calcext:value-type="float">
            <text:p>9.03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9-09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684" calcext:value-type="float">
            <text:p>9.00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9-09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7216" calcext:value-type="float">
            <text:p>8.96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9-09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2832" calcext:value-type="float">
            <text:p>8.94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9-09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1016" calcext:value-type="float">
            <text:p>8.89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9-09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7488" calcext:value-type="float">
            <text:p>8.85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9-09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7864" calcext:value-type="float">
            <text:p>8.81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9-09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5192" calcext:value-type="float">
            <text:p>8.77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9-09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9952" calcext:value-type="float">
            <text:p>8.75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9-09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5568" calcext:value-type="float">
            <text:p>8.73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9-09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204" calcext:value-type="float">
            <text:p>8.70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9-09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4608" calcext:value-type="float">
            <text:p>8.67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9-09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1936" calcext:value-type="float">
            <text:p>8.63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9-09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012" calcext:value-type="float">
            <text:p>8.58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9-09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3544" calcext:value-type="float">
            <text:p>8.54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9-09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0016" calcext:value-type="float">
            <text:p>8.51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9-09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5632" calcext:value-type="float">
            <text:p>8.48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9-09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9536" calcext:value-type="float">
            <text:p>8.47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9-09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4672" calcext:value-type="float">
            <text:p>8.42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9-09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8096" calcext:value-type="float">
            <text:p>8.38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9-09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2" calcext:value-type="float">
            <text:p>8.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9-09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0664" calcext:value-type="float">
            <text:p>8.36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9-09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9-09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3128" calcext:value-type="float">
            <text:p>8.26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9-09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5216" calcext:value-type="float">
            <text:p>8.20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9-09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7408" calcext:value-type="float">
            <text:p>8.21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9-09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9-09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5216" calcext:value-type="float">
            <text:p>8.20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9-09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9976" calcext:value-type="float">
            <text:p>8.18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9-09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7408" calcext:value-type="float">
            <text:p>8.21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9-08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0456" calcext:value-type="float">
            <text:p>8.22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9-08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6072" calcext:value-type="float">
            <text:p>8.19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9-08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4736" calcext:value-type="float">
            <text:p>8.17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9-08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7304" calcext:value-type="float">
            <text:p>8.14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9-08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0352" calcext:value-type="float">
            <text:p>8.15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9-08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9496" calcext:value-type="float">
            <text:p>8.15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9-08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6448" calcext:value-type="float">
            <text:p>8.15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9-08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34" calcext:value-type="float">
            <text:p>8.15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9-08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9-08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0728" calcext:value-type="float">
            <text:p>8.11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9-08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9-08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5864" calcext:value-type="float">
            <text:p>8.05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9-08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148" calcext:value-type="float">
            <text:p>8.03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9-08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0144" calcext:value-type="float">
            <text:p>8.0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9-08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1" calcext:value-type="float">
            <text:p>8.0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9-08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7952" calcext:value-type="float">
            <text:p>7.99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9-08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1856" calcext:value-type="float">
            <text:p>7.99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9-08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9664" calcext:value-type="float">
            <text:p>7.97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9-08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528" calcext:value-type="float">
            <text:p>7.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9-08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9184" calcext:value-type="float">
            <text:p>7.94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9-08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0896" calcext:value-type="float">
            <text:p>7.93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9-08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0416" calcext:value-type="float">
            <text:p>7.90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9-08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9936" calcext:value-type="float">
            <text:p>7.86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9-08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5552" calcext:value-type="float">
            <text:p>7.84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9-08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9-08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2024" calcext:value-type="float">
            <text:p>7.81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9-08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5928" calcext:value-type="float">
            <text:p>7.80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9-08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1544" calcext:value-type="float">
            <text:p>7.78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9-08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9352" calcext:value-type="float">
            <text:p>7.76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9-08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0208" calcext:value-type="float">
            <text:p>7.76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9-08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8872" calcext:value-type="float">
            <text:p>7.73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9-07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144" calcext:value-type="float">
            <text:p>7.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9-07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7056" calcext:value-type="float">
            <text:p>7.6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9-07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2672" calcext:value-type="float">
            <text:p>7.6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9-07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7432" calcext:value-type="float">
            <text:p>7.64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9-07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1336" calcext:value-type="float">
            <text:p>7.6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9-07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9144" calcext:value-type="float">
            <text:p>7.6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9-07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7808" calcext:value-type="float">
            <text:p>7.6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9-07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5616" calcext:value-type="float">
            <text:p>7.5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9-07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7328" calcext:value-type="float">
            <text:p>7.57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9-07-22 14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7808" calcext:value-type="float">
            <text:p>7.6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9-07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3424" calcext:value-type="float">
            <text:p>7.5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9-07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0376" calcext:value-type="float">
            <text:p>7.58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9-07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5136" calcext:value-type="float">
            <text:p>7.5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9-07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5992" calcext:value-type="float">
            <text:p>7.55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9-07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1608" calcext:value-type="float">
            <text:p>7.53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9-07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1128" calcext:value-type="float">
            <text:p>7.50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9-07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5888" calcext:value-type="float">
            <text:p>7.48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9-07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1128" calcext:value-type="float">
            <text:p>7.50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9-07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3696" calcext:value-type="float">
            <text:p>7.47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9-07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9312" calcext:value-type="float">
            <text:p>7.4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9-07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2736" calcext:value-type="float">
            <text:p>7.41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9-07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5784" calcext:value-type="float">
            <text:p>7.41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9-07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188" calcext:value-type="float">
            <text:p>7.4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9-07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0544" calcext:value-type="float">
            <text:p>7.40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9-07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0064" calcext:value-type="float">
            <text:p>7.37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9-07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6536" calcext:value-type="float">
            <text:p>7.33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9-07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9-07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2152" calcext:value-type="float">
            <text:p>7.31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9-07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472" calcext:value-type="float">
            <text:p>7.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9-07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9" calcext:value-type="float">
            <text:p>7.2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9-07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9376" calcext:value-type="float">
            <text:p>7.19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9-07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0232" calcext:value-type="float">
            <text:p>7.19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9-06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232" calcext:value-type="float">
            <text:p>7.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9-06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7936" calcext:value-type="float">
            <text:p>7.10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9-06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5744" calcext:value-type="float">
            <text:p>7.09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9-06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8312" calcext:value-type="float">
            <text:p>7.06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9-06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1736" calcext:value-type="float">
            <text:p>7.03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9-06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3824" calcext:value-type="float">
            <text:p>6.97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9-06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7248" calcext:value-type="float">
            <text:p>6.93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9-06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944" calcext:value-type="float">
            <text:p>6.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9-06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2488" calcext:value-type="float">
            <text:p>6.95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9-06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896" calcext:value-type="float">
            <text:p>6.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9-06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4576" calcext:value-type="float">
            <text:p>6.89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9-06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7248" calcext:value-type="float">
            <text:p>6.93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9-06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5056" calcext:value-type="float">
            <text:p>6.92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9-06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9816" calcext:value-type="float">
            <text:p>6.90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9-06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8856" calcext:value-type="float">
            <text:p>6.84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9-06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1048" calcext:value-type="float">
            <text:p>6.86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9-06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8856" calcext:value-type="float">
            <text:p>6.84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9-06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7896" calcext:value-type="float">
            <text:p>6.78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9-06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8856" calcext:value-type="float">
            <text:p>6.84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9-06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4952" calcext:value-type="float">
            <text:p>6.85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9-06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9712" calcext:value-type="float">
            <text:p>6.83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9-06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0192" calcext:value-type="float">
            <text:p>6.87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9-06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8856" calcext:value-type="float">
            <text:p>6.84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9-06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228" calcext:value-type="float">
            <text:p>6.81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9-06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2656" calcext:value-type="float">
            <text:p>6.77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9-06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656" calcext:value-type="float">
            <text:p>6.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9-06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704" calcext:value-type="float">
            <text:p>6.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9-06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5704" calcext:value-type="float">
            <text:p>6.77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9-06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6936" calcext:value-type="float">
            <text:p>6.72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9-06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3888" calcext:value-type="float">
            <text:p>6.72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9-05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6936" calcext:value-type="float">
            <text:p>6.72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9-05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4744" calcext:value-type="float">
            <text:p>6.71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9-05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036" calcext:value-type="float">
            <text:p>6.69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9-05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2072" calcext:value-type="float">
            <text:p>6.67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9-05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6832" calcext:value-type="float">
            <text:p>6.65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9-05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0256" calcext:value-type="float">
            <text:p>6.62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9-05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94" calcext:value-type="float">
            <text:p>6.62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9-05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1968" calcext:value-type="float">
            <text:p>6.60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9-05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9296" calcext:value-type="float">
            <text:p>6.55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9-05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844" calcext:value-type="float">
            <text:p>6.56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9-05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4432" calcext:value-type="float">
            <text:p>6.50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9-05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8232" calcext:value-type="float">
            <text:p>6.42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9-05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604" calcext:value-type="float">
            <text:p>6.41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9-05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2992" calcext:value-type="float">
            <text:p>6.41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9-05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508" calcext:value-type="float">
            <text:p>6.35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9-05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8984" calcext:value-type="float">
            <text:p>6.3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9-05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984" calcext:value-type="float">
            <text:p>6.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9-05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984" calcext:value-type="float">
            <text:p>6.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9-05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8128" calcext:value-type="float">
            <text:p>6.35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9-05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032" calcext:value-type="float">
            <text:p>6.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9-05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3848" calcext:value-type="float">
            <text:p>6.40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9-05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08" calcext:value-type="float">
            <text:p>6.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9-05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9088" calcext:value-type="float">
            <text:p>6.41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9-05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3848" calcext:value-type="float">
            <text:p>6.40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9-05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6416" calcext:value-type="float">
            <text:p>6.37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9-05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508" calcext:value-type="float">
            <text:p>6.35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9-05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8504" calcext:value-type="float">
            <text:p>6.31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9-05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412" calcext:value-type="float">
            <text:p>6.29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9-05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1928" calcext:value-type="float">
            <text:p>6.28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9-05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1448" calcext:value-type="float">
            <text:p>6.25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9-05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84" calcext:value-type="float">
            <text:p>6.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9-04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1824" calcext:value-type="float">
            <text:p>6.21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9-04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4016" calcext:value-type="float">
            <text:p>6.22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9-04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3536" calcext:value-type="float">
            <text:p>6.19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9-04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3056" calcext:value-type="float">
            <text:p>6.16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9-04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3432" calcext:value-type="float">
            <text:p>6.12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9-04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4016" calcext:value-type="float">
            <text:p>6.22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9-04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792" calcext:value-type="float">
            <text:p>6.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9-04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744" calcext:value-type="float">
            <text:p>6.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9-04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3536" calcext:value-type="float">
            <text:p>6.19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9-04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4392" calcext:value-type="float">
            <text:p>6.18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9-04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7336" calcext:value-type="float">
            <text:p>6.11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9-04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6856" calcext:value-type="float">
            <text:p>6.08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9-04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6856" calcext:value-type="float">
            <text:p>6.08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9-04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6856" calcext:value-type="float">
            <text:p>6.08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9-04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4184" calcext:value-type="float">
            <text:p>6.04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9-04-15 16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884" calcext:value-type="float">
            <text:p>5.95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9-04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1888" calcext:value-type="float">
            <text:p>5.96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9-04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1888" calcext:value-type="float">
            <text:p>5.96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9-04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8464" calcext:value-type="float">
            <text:p>5.99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9-04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7608" calcext:value-type="float">
            <text:p>6.00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9-04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6752" calcext:value-type="float">
            <text:p>6.01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9-04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4456" calcext:value-type="float">
            <text:p>5.93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9-04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2536" calcext:value-type="float">
            <text:p>5.8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9-04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2432" calcext:value-type="float">
            <text:p>5.74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9-04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9-04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5584" calcext:value-type="float">
            <text:p>5.8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9-04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5688" calcext:value-type="float">
            <text:p>5.88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9-04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1304" calcext:value-type="float">
            <text:p>5.86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9-04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6336" calcext:value-type="float">
            <text:p>5.73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9-04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3768" calcext:value-type="float">
            <text:p>5.76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9-04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692" calcext:value-type="float">
            <text:p>5.83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9-03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548" calcext:value-type="float">
            <text:p>5.7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9-03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5" calcext:value-type="float">
            <text:p>5.7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9-03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4896" calcext:value-type="float">
            <text:p>5.64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9-03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7944" calcext:value-type="float">
            <text:p>5.64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9-03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76" calcext:value-type="float">
            <text:p>5.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9-03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1472" calcext:value-type="float">
            <text:p>5.68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9-03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4896" calcext:value-type="float">
            <text:p>5.64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9-03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0616" calcext:value-type="float">
            <text:p>5.69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9-03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1952" calcext:value-type="float">
            <text:p>5.71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9-03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2704" calcext:value-type="float">
            <text:p>5.63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9-03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8904" calcext:value-type="float">
            <text:p>5.70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9-03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4728" calcext:value-type="float">
            <text:p>5.82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9-03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5208" calcext:value-type="float">
            <text:p>5.85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9-03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9112" calcext:value-type="float">
            <text:p>5.84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9-03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9112" calcext:value-type="float">
            <text:p>5.84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9-03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9112" calcext:value-type="float">
            <text:p>5.84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9-03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2056" calcext:value-type="float">
            <text:p>5.78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9-03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0824" calcext:value-type="float">
            <text:p>5.8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9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8736" calcext:value-type="float">
            <text:p>5.8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9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0928" calcext:value-type="float">
            <text:p>5.90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9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8736" calcext:value-type="float">
            <text:p>5.8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9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5688" calcext:value-type="float">
            <text:p>5.88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9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4936" calcext:value-type="float">
            <text:p>5.96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9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2368" calcext:value-type="float">
            <text:p>5.99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9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8944" calcext:value-type="float">
            <text:p>6.02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9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3328" calcext:value-type="float">
            <text:p>6.05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9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4184" calcext:value-type="float">
            <text:p>6.04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9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028" calcext:value-type="float">
            <text:p>6.05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9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2952" calcext:value-type="float">
            <text:p>6.09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9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5624" calcext:value-type="float">
            <text:p>6.13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9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268" calcext:value-type="float">
            <text:p>6.20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9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1824" calcext:value-type="float">
            <text:p>6.21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9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84" calcext:value-type="float">
            <text:p>6.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9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1552" calcext:value-type="float">
            <text:p>6.32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9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936" calcext:value-type="float">
            <text:p>6.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9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7064" calcext:value-type="float">
            <text:p>6.22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9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556" calcext:value-type="float">
            <text:p>6.38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9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0424" calcext:value-type="float">
            <text:p>6.44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9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4328" calcext:value-type="float">
            <text:p>6.43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9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8816" calcext:value-type="float">
            <text:p>6.52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9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2448" calcext:value-type="float">
            <text:p>6.63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9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0632" calcext:value-type="float">
            <text:p>6.58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9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1592" calcext:value-type="float">
            <text:p>6.64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9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2072" calcext:value-type="float">
            <text:p>6.67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9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512" calcext:value-type="float">
            <text:p>6.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9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228" calcext:value-type="float">
            <text:p>6.81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9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0944" calcext:value-type="float">
            <text:p>6.79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9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8376" calcext:value-type="float">
            <text:p>6.81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9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8856" calcext:value-type="float">
            <text:p>6.84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9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2384" calcext:value-type="float">
            <text:p>6.88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9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2008" calcext:value-type="float">
            <text:p>6.92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9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3136" calcext:value-type="float">
            <text:p>6.80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9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18" calcext:value-type="float">
            <text:p>6.7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9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7896" calcext:value-type="float">
            <text:p>6.78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9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3512" calcext:value-type="float">
            <text:p>6.76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9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132" calcext:value-type="float">
            <text:p>6.75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9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132" calcext:value-type="float">
            <text:p>6.75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9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4368" calcext:value-type="float">
            <text:p>6.75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9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2656" calcext:value-type="float">
            <text:p>6.77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9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18" calcext:value-type="float">
            <text:p>6.7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9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4744" calcext:value-type="float">
            <text:p>6.71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9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6832" calcext:value-type="float">
            <text:p>6.65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9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512" calcext:value-type="float">
            <text:p>6.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9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1592" calcext:value-type="float">
            <text:p>6.64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9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4264" calcext:value-type="float">
            <text:p>6.68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9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9024" calcext:value-type="float">
            <text:p>6.66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9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0632" calcext:value-type="float">
            <text:p>6.58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9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3784" calcext:value-type="float">
            <text:p>6.65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9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9128" calcext:value-type="float">
            <text:p>6.73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9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9504" calcext:value-type="float">
            <text:p>6.69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9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796" calcext:value-type="float">
            <text:p>6.53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9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892" calcext:value-type="float">
            <text:p>6.59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9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9296" calcext:value-type="float">
            <text:p>6.55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9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1968" calcext:value-type="float">
            <text:p>6.60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9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8064" calcext:value-type="float">
            <text:p>6.60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9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5496" calcext:value-type="float">
            <text:p>6.63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9-01-14 15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0736" calcext:value-type="float">
            <text:p>6.65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9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6352" calcext:value-type="float">
            <text:p>6.62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9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988" calcext:value-type="float">
            <text:p>6.65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9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5976" calcext:value-type="float">
            <text:p>6.66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9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3304" calcext:value-type="float">
            <text:p>6.62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9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4536" calcext:value-type="float">
            <text:p>6.57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9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844" calcext:value-type="float">
            <text:p>6.56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9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9024" calcext:value-type="float">
            <text:p>6.66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9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8064" calcext:value-type="float">
            <text:p>6.60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9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224" calcext:value-type="float">
            <text:p>6.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9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0152" calcext:value-type="float">
            <text:p>6.55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9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4912" calcext:value-type="float">
            <text:p>6.53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9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2344" calcext:value-type="float">
            <text:p>6.56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9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8336" calcext:value-type="float">
            <text:p>6.49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8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1008" calcext:value-type="float">
            <text:p>6.54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8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4056" calcext:value-type="float">
            <text:p>6.54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8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6624" calcext:value-type="float">
            <text:p>6.51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8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0528" calcext:value-type="float">
            <text:p>6.51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8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2448" calcext:value-type="float">
            <text:p>6.63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8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3784" calcext:value-type="float">
            <text:p>6.65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8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0736" calcext:value-type="float">
            <text:p>6.65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8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416" calcext:value-type="float">
            <text:p>6.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8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464" calcext:value-type="float">
            <text:p>6.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8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3304" calcext:value-type="float">
            <text:p>6.62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8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7104" calcext:value-type="float">
            <text:p>6.54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8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3888" calcext:value-type="float">
            <text:p>6.72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8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7896" calcext:value-type="float">
            <text:p>6.78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8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6184" calcext:value-type="float">
            <text:p>6.80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8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5224" calcext:value-type="float">
            <text:p>6.74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8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8752" calcext:value-type="float">
            <text:p>6.77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8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0088" calcext:value-type="float">
            <text:p>6.80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8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8856" calcext:value-type="float">
            <text:p>6.84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8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2384" calcext:value-type="float">
            <text:p>6.88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8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324" calcext:value-type="float">
            <text:p>6.87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8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276" calcext:value-type="float">
            <text:p>6.84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8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3616" calcext:value-type="float">
            <text:p>6.83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8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276" calcext:value-type="float">
            <text:p>6.84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8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324" calcext:value-type="float">
            <text:p>6.87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8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0192" calcext:value-type="float">
            <text:p>6.87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8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4096" calcext:value-type="float">
            <text:p>6.86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8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848" calcext:value-type="float">
            <text:p>6.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8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2864" calcext:value-type="float">
            <text:p>6.91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8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4952" calcext:value-type="float">
            <text:p>6.85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8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9712" calcext:value-type="float">
            <text:p>6.83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8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1152" calcext:value-type="float">
            <text:p>6.93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8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2864" calcext:value-type="float">
            <text:p>6.91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8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6768" calcext:value-type="float">
            <text:p>6.90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8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1904" calcext:value-type="float">
            <text:p>6.85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8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4472" calcext:value-type="float">
            <text:p>6.82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8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3136" calcext:value-type="float">
            <text:p>6.80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8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8" calcext:value-type="float">
            <text:p>6.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8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0192" calcext:value-type="float">
            <text:p>6.87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8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8584" calcext:value-type="float">
            <text:p>6.95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8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468" calcext:value-type="float">
            <text:p>6.96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8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9336" calcext:value-type="float">
            <text:p>6.87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8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0568" calcext:value-type="float">
            <text:p>6.83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8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5328" calcext:value-type="float">
            <text:p>6.81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8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8" calcext:value-type="float">
            <text:p>6.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8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0192" calcext:value-type="float">
            <text:p>6.87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8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228" calcext:value-type="float">
            <text:p>6.81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8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6288" calcext:value-type="float">
            <text:p>6.87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8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1152" calcext:value-type="float">
            <text:p>6.93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8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6664" calcext:value-type="float">
            <text:p>6.8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8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2384" calcext:value-type="float">
            <text:p>6.88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8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848" calcext:value-type="float">
            <text:p>6.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8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8856" calcext:value-type="float">
            <text:p>6.84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8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8376" calcext:value-type="float">
            <text:p>6.81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8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276" calcext:value-type="float">
            <text:p>6.84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8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18" calcext:value-type="float">
            <text:p>6.7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8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3032" calcext:value-type="float">
            <text:p>6.73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8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656" calcext:value-type="float">
            <text:p>6.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8-1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1424" calcext:value-type="float">
            <text:p>6.82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8-1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4368" calcext:value-type="float">
            <text:p>6.75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8-1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0736" calcext:value-type="float">
            <text:p>6.65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8-1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6352" calcext:value-type="float">
            <text:p>6.62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8-10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3784" calcext:value-type="float">
            <text:p>6.65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8-10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512" calcext:value-type="float">
            <text:p>6.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8-10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2448" calcext:value-type="float">
            <text:p>6.63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8-10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1112" calcext:value-type="float">
            <text:p>6.61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8-10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5392" calcext:value-type="float">
            <text:p>6.56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8-10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94" calcext:value-type="float">
            <text:p>6.62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8-10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416" calcext:value-type="float">
            <text:p>6.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8-10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5872" calcext:value-type="float">
            <text:p>6.59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8-10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1008" calcext:value-type="float">
            <text:p>6.54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8-10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7104" calcext:value-type="float">
            <text:p>6.54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8-10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0528" calcext:value-type="float">
            <text:p>6.51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8-10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9944" calcext:value-type="float">
            <text:p>6.40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8-10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4808" calcext:value-type="float">
            <text:p>6.46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8-10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4432" calcext:value-type="float">
            <text:p>6.50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8-10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5664" calcext:value-type="float">
            <text:p>6.45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8-10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0048" calcext:value-type="float">
            <text:p>6.48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8-10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9568" calcext:value-type="float">
            <text:p>6.44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8-10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8336" calcext:value-type="float">
            <text:p>6.49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8-10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3952" calcext:value-type="float">
            <text:p>6.47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8-10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128" calcext:value-type="float">
            <text:p>6.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8-10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6416" calcext:value-type="float">
            <text:p>6.37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8-10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9088" calcext:value-type="float">
            <text:p>6.41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8-10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128" calcext:value-type="float">
            <text:p>6.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8-10-08 15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4328" calcext:value-type="float">
            <text:p>6.43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8-10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5184" calcext:value-type="float">
            <text:p>6.42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8-10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556" calcext:value-type="float">
            <text:p>6.38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8-10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8128" calcext:value-type="float">
            <text:p>6.35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8-10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7648" calcext:value-type="float">
            <text:p>6.32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8-10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8024" calcext:value-type="float">
            <text:p>6.28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8-10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8024" calcext:value-type="float">
            <text:p>6.28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8-10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888" calcext:value-type="float">
            <text:p>6.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8-10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0216" calcext:value-type="float">
            <text:p>6.30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8-09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8504" calcext:value-type="float">
            <text:p>6.31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8-09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0696" calcext:value-type="float">
            <text:p>6.33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8-09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2888" calcext:value-type="float">
            <text:p>6.34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8-09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556" calcext:value-type="float">
            <text:p>6.38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8-09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7272" calcext:value-type="float">
            <text:p>6.36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8-09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8232" calcext:value-type="float">
            <text:p>6.42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8-09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1384" calcext:value-type="float">
            <text:p>6.50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8-09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8336" calcext:value-type="float">
            <text:p>6.49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8-09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8336" calcext:value-type="float">
            <text:p>6.49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8-09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748" calcext:value-type="float">
            <text:p>6.50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8-09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4056" calcext:value-type="float">
            <text:p>6.54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8-09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748" calcext:value-type="float">
            <text:p>6.50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8-09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224" calcext:value-type="float">
            <text:p>6.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8-09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32" calcext:value-type="float">
            <text:p>6.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8-09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892" calcext:value-type="float">
            <text:p>6.59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8-09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2824" calcext:value-type="float">
            <text:p>6.59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8-09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5872" calcext:value-type="float">
            <text:p>6.59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8-09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0256" calcext:value-type="float">
            <text:p>6.62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8-09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3784" calcext:value-type="float">
            <text:p>6.65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8-09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2928" calcext:value-type="float">
            <text:p>6.66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8-09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512" calcext:value-type="float">
            <text:p>6.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8-09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608" calcext:value-type="float">
            <text:p>6.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8-09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608" calcext:value-type="float">
            <text:p>6.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8-09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8-09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5976" calcext:value-type="float">
            <text:p>6.66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8-09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3304" calcext:value-type="float">
            <text:p>6.62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8-09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4536" calcext:value-type="float">
            <text:p>6.57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8-09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4056" calcext:value-type="float">
            <text:p>6.54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8-09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9672" calcext:value-type="float">
            <text:p>6.51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8-09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272" calcext:value-type="float">
            <text:p>6.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8-08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9672" calcext:value-type="float">
            <text:p>6.51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8-08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0904" calcext:value-type="float">
            <text:p>6.47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8-08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8232" calcext:value-type="float">
            <text:p>6.42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8-08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7752" calcext:value-type="float">
            <text:p>6.39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8-08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4224" calcext:value-type="float">
            <text:p>6.36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8-08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984" calcext:value-type="float">
            <text:p>6.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8-08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46" calcext:value-type="float">
            <text:p>6.32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8-08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2784" calcext:value-type="float">
            <text:p>6.27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8-08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0968" calcext:value-type="float">
            <text:p>6.22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8-08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9528" calcext:value-type="float">
            <text:p>6.12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8-08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172" calcext:value-type="float">
            <text:p>6.14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8-08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744" calcext:value-type="float">
            <text:p>6.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8-08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0112" calcext:value-type="float">
            <text:p>6.23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8-08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6208" calcext:value-type="float">
            <text:p>6.23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8-08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6688" calcext:value-type="float">
            <text:p>6.26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8-08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412" calcext:value-type="float">
            <text:p>6.29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8-08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1072" calcext:value-type="float">
            <text:p>6.29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8-08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1072" calcext:value-type="float">
            <text:p>6.29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8-08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46" calcext:value-type="float">
            <text:p>6.32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8-08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3368" calcext:value-type="float">
            <text:p>6.37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8-08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6416" calcext:value-type="float">
            <text:p>6.37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8-08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9464" calcext:value-type="float">
            <text:p>6.37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8-08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3368" calcext:value-type="float">
            <text:p>6.37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8-08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7272" calcext:value-type="float">
            <text:p>6.36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8-08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2032" calcext:value-type="float">
            <text:p>6.35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8-08-06 16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8608" calcext:value-type="float">
            <text:p>6.38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8-08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032" calcext:value-type="float">
            <text:p>6.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8-08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9944" calcext:value-type="float">
            <text:p>6.40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8-08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9088" calcext:value-type="float">
            <text:p>6.41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8-08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9568" calcext:value-type="float">
            <text:p>6.44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8-08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5664" calcext:value-type="float">
            <text:p>6.45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8-08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9568" calcext:value-type="float">
            <text:p>6.44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8-07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4808" calcext:value-type="float">
            <text:p>6.46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8-07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0904" calcext:value-type="float">
            <text:p>6.47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8-07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0048" calcext:value-type="float">
            <text:p>6.48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8-07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3952" calcext:value-type="float">
            <text:p>6.47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8-07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9192" calcext:value-type="float">
            <text:p>6.48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8-07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3096" calcext:value-type="float">
            <text:p>6.48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8-07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224" calcext:value-type="float">
            <text:p>6.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8-07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6248" calcext:value-type="float">
            <text:p>6.55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8-07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0632" calcext:value-type="float">
            <text:p>6.58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8-07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5392" calcext:value-type="float">
            <text:p>6.56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8-07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368" calcext:value-type="float">
            <text:p>6.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8-07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0256" calcext:value-type="float">
            <text:p>6.62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8-07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0256" calcext:value-type="float">
            <text:p>6.62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8-07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2824" calcext:value-type="float">
            <text:p>6.59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8-07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844" calcext:value-type="float">
            <text:p>6.56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8-07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0632" calcext:value-type="float">
            <text:p>6.58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8-07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9776" calcext:value-type="float">
            <text:p>6.58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8-07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9776" calcext:value-type="float">
            <text:p>6.58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8-07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0632" calcext:value-type="float">
            <text:p>6.58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8-07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6248" calcext:value-type="float">
            <text:p>6.55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8-07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6624" calcext:value-type="float">
            <text:p>6.51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8-07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9192" calcext:value-type="float">
            <text:p>6.48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8-07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6624" calcext:value-type="float">
            <text:p>6.51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8-07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796" calcext:value-type="float">
            <text:p>6.53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8-07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4056" calcext:value-type="float">
            <text:p>6.54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8-07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1384" calcext:value-type="float">
            <text:p>6.50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8-07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5768" calcext:value-type="float">
            <text:p>6.52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8-07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272" calcext:value-type="float">
            <text:p>6.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8-07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4808" calcext:value-type="float">
            <text:p>6.46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8-07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7752" calcext:value-type="float">
            <text:p>6.39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8-07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7272" calcext:value-type="float">
            <text:p>6.36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8-06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7272" calcext:value-type="float">
            <text:p>6.36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8-06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1176" calcext:value-type="float">
            <text:p>6.36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8-06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46" calcext:value-type="float">
            <text:p>6.32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8-06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984" calcext:value-type="float">
            <text:p>6.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8-06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556" calcext:value-type="float">
            <text:p>6.38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8-06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7272" calcext:value-type="float">
            <text:p>6.36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8-06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46" calcext:value-type="float">
            <text:p>6.32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8-06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1552" calcext:value-type="float">
            <text:p>6.32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8-06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508" calcext:value-type="float">
            <text:p>6.35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8-06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3744" calcext:value-type="float">
            <text:p>6.33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8-06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6792" calcext:value-type="float">
            <text:p>6.33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8-06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3744" calcext:value-type="float">
            <text:p>6.33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8-06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2032" calcext:value-type="float">
            <text:p>6.35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8-06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556" calcext:value-type="float">
            <text:p>6.38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8-06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7752" calcext:value-type="float">
            <text:p>6.39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8-06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6896" calcext:value-type="float">
            <text:p>6.40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8-06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08" calcext:value-type="float">
            <text:p>6.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8-06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08" calcext:value-type="float">
            <text:p>6.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8-06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176" calcext:value-type="float">
            <text:p>6.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8-06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176" calcext:value-type="float">
            <text:p>6.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8-06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176" calcext:value-type="float">
            <text:p>6.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8-06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3096" calcext:value-type="float">
            <text:p>6.48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8-06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3576" calcext:value-type="float">
            <text:p>6.51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8-06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796" calcext:value-type="float">
            <text:p>6.53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8-06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796" calcext:value-type="float">
            <text:p>6.53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8-06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272" calcext:value-type="float">
            <text:p>6.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8-06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1008" calcext:value-type="float">
            <text:p>6.54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8-06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5872" calcext:value-type="float">
            <text:p>6.59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8-06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8064" calcext:value-type="float">
            <text:p>6.60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8-06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0256" calcext:value-type="float">
            <text:p>6.62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8-05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7688" calcext:value-type="float">
            <text:p>6.64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8-05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036" calcext:value-type="float">
            <text:p>6.69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8-05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9504" calcext:value-type="float">
            <text:p>6.69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8-05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9984" calcext:value-type="float">
            <text:p>6.72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8-05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132" calcext:value-type="float">
            <text:p>6.75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8-05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8272" calcext:value-type="float">
            <text:p>6.74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8-05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4848" calcext:value-type="float">
            <text:p>6.78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8-05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9712" calcext:value-type="float">
            <text:p>6.83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8-05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276" calcext:value-type="float">
            <text:p>6.84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8-05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9336" calcext:value-type="float">
            <text:p>6.87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8-05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7248" calcext:value-type="float">
            <text:p>6.93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8-05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3344" calcext:value-type="float">
            <text:p>6.94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8-05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4304" calcext:value-type="float">
            <text:p>7.00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8-05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4408" calcext:value-type="float">
            <text:p>7.07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8-05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9648" calcext:value-type="float">
            <text:p>7.08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8-05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5368" calcext:value-type="float">
            <text:p>7.13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8-05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756" calcext:value-type="float">
            <text:p>7.14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8-05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4992" calcext:value-type="float">
            <text:p>7.17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8-05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0712" calcext:value-type="float">
            <text:p>7.22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8-05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2048" calcext:value-type="float">
            <text:p>7.24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8-05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2528" calcext:value-type="float">
            <text:p>7.27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8-05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0336" calcext:value-type="float">
            <text:p>7.26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8-05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3008" calcext:value-type="float">
            <text:p>7.30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8-05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6536" calcext:value-type="float">
            <text:p>7.33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8-05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8-05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3488" calcext:value-type="float">
            <text:p>7.33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8-05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14" calcext:value-type="float">
            <text:p>7.39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8-05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8-05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664" calcext:value-type="float">
            <text:p>7.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8-05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4072" calcext:value-type="float">
            <text:p>7.43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8-05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4552" calcext:value-type="float">
            <text:p>7.46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8-04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9792" calcext:value-type="float">
            <text:p>7.47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8-04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0272" calcext:value-type="float">
            <text:p>7.51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8-04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4176" calcext:value-type="float">
            <text:p>7.50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8-04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9416" calcext:value-type="float">
            <text:p>7.51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8-04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904" calcext:value-type="float">
            <text:p>7.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8-04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0752" calcext:value-type="float">
            <text:p>7.54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8-04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3048" calcext:value-type="float">
            <text:p>7.62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8-04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8-04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5344" calcext:value-type="float">
            <text:p>7.70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8-04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8-04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1544" calcext:value-type="float">
            <text:p>7.78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8-04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1064" calcext:value-type="float">
            <text:p>7.75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8-04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5448" calcext:value-type="float">
            <text:p>7.77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8-04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6784" calcext:value-type="float">
            <text:p>7.79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8-04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8496" calcext:value-type="float">
            <text:p>7.7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8-04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908" calcext:value-type="float">
            <text:p>7.87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8-04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1272" calcext:value-type="float">
            <text:p>7.89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8-04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956" calcext:value-type="float">
            <text:p>7.90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8-04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7848" calcext:value-type="float">
            <text:p>7.92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8-04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9664" calcext:value-type="float">
            <text:p>7.97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8-04-10 15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7576" calcext:value-type="float">
            <text:p>8.03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8-04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9288" calcext:value-type="float">
            <text:p>8.01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8-04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8-04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6344" calcext:value-type="float">
            <text:p>8.08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8-04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5488" calcext:value-type="float">
            <text:p>8.09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8-04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5488" calcext:value-type="float">
            <text:p>8.09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8-04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6072" calcext:value-type="float">
            <text:p>8.19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8-04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1208" calcext:value-type="float">
            <text:p>8.14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8-04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8-04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7032" calcext:value-type="float">
            <text:p>8.25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8-04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9224" calcext:value-type="float">
            <text:p>8.26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8-03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9328" calcext:value-type="float">
            <text:p>8.33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8-03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9328" calcext:value-type="float">
            <text:p>8.33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8-03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3712" calcext:value-type="float">
            <text:p>8.36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8-03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5528" calcext:value-type="float">
            <text:p>8.41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8-03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1728" calcext:value-type="float">
            <text:p>8.49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8-03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7072" calcext:value-type="float">
            <text:p>8.57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8-03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3648" calcext:value-type="float">
            <text:p>8.61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8-03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9744" calcext:value-type="float">
            <text:p>8.61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8-03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5464" calcext:value-type="float">
            <text:p>8.66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8-03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5944" calcext:value-type="float">
            <text:p>8.69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8-03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8992" calcext:value-type="float">
            <text:p>8.69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8-03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776" calcext:value-type="float">
            <text:p>8.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8-03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348" calcext:value-type="float">
            <text:p>8.79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8-03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6152" calcext:value-type="float">
            <text:p>8.83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8-03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968" calcext:value-type="float">
            <text:p>8.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8-03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4544" calcext:value-type="float">
            <text:p>8.92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8-03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064" calcext:value-type="float">
            <text:p>8.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8-03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3312" calcext:value-type="float">
            <text:p>8.97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8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684" calcext:value-type="float">
            <text:p>9.00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8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256" calcext:value-type="float">
            <text:p>9.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8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4376" calcext:value-type="float">
            <text:p>9.10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8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9616" calcext:value-type="float">
            <text:p>9.11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8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9616" calcext:value-type="float">
            <text:p>9.11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8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876" calcext:value-type="float">
            <text:p>9.12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8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828" calcext:value-type="float">
            <text:p>9.09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8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876" calcext:value-type="float">
            <text:p>9.12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8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5336" calcext:value-type="float">
            <text:p>9.16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8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8864" calcext:value-type="float">
            <text:p>9.19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8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7632" calcext:value-type="float">
            <text:p>9.24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8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3248" calcext:value-type="float">
            <text:p>9.22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8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544" calcext:value-type="float">
            <text:p>9.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8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7256" calcext:value-type="float">
            <text:p>9.28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8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736" calcext:value-type="float">
            <text:p>9.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8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736" calcext:value-type="float">
            <text:p>9.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8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688" calcext:value-type="float">
            <text:p>9.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8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5168" calcext:value-type="float">
            <text:p>9.34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8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4792" calcext:value-type="float">
            <text:p>9.38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8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9656" calcext:value-type="float">
            <text:p>9.43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8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9656" calcext:value-type="float">
            <text:p>9.43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8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404" calcext:value-type="float">
            <text:p>9.46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8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3664" calcext:value-type="float">
            <text:p>9.50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8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5" calcext:value-type="float">
            <text:p>9.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8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1096" calcext:value-type="float">
            <text:p>9.53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8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928" calcext:value-type="float">
            <text:p>9.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8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0992" calcext:value-type="float">
            <text:p>9.46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8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8904" calcext:value-type="float">
            <text:p>9.51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8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8152" calcext:value-type="float">
            <text:p>9.59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8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12" calcext:value-type="float">
            <text:p>9.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8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6816" calcext:value-type="float">
            <text:p>9.57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8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168" calcext:value-type="float">
            <text:p>9.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8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4832" calcext:value-type="float">
            <text:p>9.70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8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836" calcext:value-type="float">
            <text:p>9.73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8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788" calcext:value-type="float">
            <text:p>9.70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8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884" calcext:value-type="float">
            <text:p>9.76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8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1888" calcext:value-type="float">
            <text:p>9.77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8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7504" calcext:value-type="float">
            <text:p>9.74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8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7608" calcext:value-type="float">
            <text:p>9.81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8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5416" calcext:value-type="float">
            <text:p>9.80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8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7504" calcext:value-type="float">
            <text:p>9.74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8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1032" calcext:value-type="float">
            <text:p>9.78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8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6648" calcext:value-type="float">
            <text:p>9.75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8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836" calcext:value-type="float">
            <text:p>9.73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8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7504" calcext:value-type="float">
            <text:p>9.74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8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36" calcext:value-type="float">
            <text:p>9.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8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8464" calcext:value-type="float">
            <text:p>9.80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8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98" calcext:value-type="float">
            <text:p>9.82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8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0176" calcext:value-type="float">
            <text:p>9.79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8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3976" calcext:value-type="float">
            <text:p>9.71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8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3976" calcext:value-type="float">
            <text:p>9.71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8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8736" calcext:value-type="float">
            <text:p>9.69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8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3016" calcext:value-type="float">
            <text:p>9.65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8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8632" calcext:value-type="float">
            <text:p>9.62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8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2056" calcext:value-type="float">
            <text:p>9.59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8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8528" calcext:value-type="float">
            <text:p>9.55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8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5" calcext:value-type="float">
            <text:p>9.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8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8904" calcext:value-type="float">
            <text:p>9.51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8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5856" calcext:value-type="float">
            <text:p>9.51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8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9656" calcext:value-type="float">
            <text:p>9.43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8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5168" calcext:value-type="float">
            <text:p>9.34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8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8216" calcext:value-type="float">
            <text:p>9.34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8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688" calcext:value-type="float">
            <text:p>9.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8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5064" calcext:value-type="float">
            <text:p>9.27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8-01-08 15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02" calcext:value-type="float">
            <text:p>9.22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8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02" calcext:value-type="float">
            <text:p>9.22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8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4104" calcext:value-type="float">
            <text:p>9.21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8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5336" calcext:value-type="float">
            <text:p>9.16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8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828" calcext:value-type="float">
            <text:p>9.09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8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5504" calcext:value-type="float">
            <text:p>8.98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8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5504" calcext:value-type="float">
            <text:p>8.98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8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8072" calcext:value-type="float">
            <text:p>8.95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8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2352" calcext:value-type="float">
            <text:p>8.91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7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3584" calcext:value-type="float">
            <text:p>8.86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7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4336" calcext:value-type="float">
            <text:p>8.78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7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9952" calcext:value-type="float">
            <text:p>8.75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7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4712" calcext:value-type="float">
            <text:p>8.74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7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204" calcext:value-type="float">
            <text:p>8.70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7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2416" calcext:value-type="float">
            <text:p>8.66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7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2312" calcext:value-type="float">
            <text:p>8.59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7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964" calcext:value-type="float">
            <text:p>8.54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7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4296" calcext:value-type="float">
            <text:p>8.46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7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1248" calcext:value-type="float">
            <text:p>8.46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7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296" calcext:value-type="float">
            <text:p>8.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7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9808" calcext:value-type="float">
            <text:p>8.36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7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1416" calcext:value-type="float">
            <text:p>8.28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7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7032" calcext:value-type="float">
            <text:p>8.25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7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5696" calcext:value-type="float">
            <text:p>8.23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7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9976" calcext:value-type="float">
            <text:p>8.18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7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4256" calcext:value-type="float">
            <text:p>8.14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7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1208" calcext:value-type="float">
            <text:p>8.14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7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7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1584" calcext:value-type="float">
            <text:p>8.10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7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2544" calcext:value-type="float">
            <text:p>8.16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7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4256" calcext:value-type="float">
            <text:p>8.14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7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8056" calcext:value-type="float">
            <text:p>8.06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7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9768" calcext:value-type="float">
            <text:p>8.04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7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7576" calcext:value-type="float">
            <text:p>8.03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7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8432" calcext:value-type="float">
            <text:p>8.02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7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4048" calcext:value-type="float">
            <text:p>8.00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7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4152" calcext:value-type="float">
            <text:p>8.07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7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9768" calcext:value-type="float">
            <text:p>8.04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7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2816" calcext:value-type="float">
            <text:p>8.05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7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9768" calcext:value-type="float">
            <text:p>8.04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7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5384" calcext:value-type="float">
            <text:p>8.02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7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7096" calcext:value-type="float">
            <text:p>8.00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7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7096" calcext:value-type="float">
            <text:p>8.00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7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2712" calcext:value-type="float">
            <text:p>7.98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7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8328" calcext:value-type="float">
            <text:p>7.95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7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2608" calcext:value-type="float">
            <text:p>7.91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7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004" calcext:value-type="float">
            <text:p>7.94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7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2232" calcext:value-type="float">
            <text:p>7.95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7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1752" calcext:value-type="float">
            <text:p>7.9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7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0896" calcext:value-type="float">
            <text:p>7.93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7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8328" calcext:value-type="float">
            <text:p>7.95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7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8224" calcext:value-type="float">
            <text:p>7.8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7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6888" calcext:value-type="float">
            <text:p>7.86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7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0896" calcext:value-type="float">
            <text:p>7.93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7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1272" calcext:value-type="float">
            <text:p>7.89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7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956" calcext:value-type="float">
            <text:p>7.90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7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7848" calcext:value-type="float">
            <text:p>7.92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7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7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6136" calcext:value-type="float">
            <text:p>7.94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7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2712" calcext:value-type="float">
            <text:p>7.98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7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9664" calcext:value-type="float">
            <text:p>7.97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7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6992" calcext:value-type="float">
            <text:p>7.93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7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1376" calcext:value-type="float">
            <text:p>7.96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7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1376" calcext:value-type="float">
            <text:p>7.96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7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1752" calcext:value-type="float">
            <text:p>7.9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7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6136" calcext:value-type="float">
            <text:p>7.94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7-1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4904" calcext:value-type="float">
            <text:p>7.99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7-1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6616" calcext:value-type="float">
            <text:p>7.97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7-1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7952" calcext:value-type="float">
            <text:p>7.99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7-1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9768" calcext:value-type="float">
            <text:p>8.04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7-10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3296" calcext:value-type="float">
            <text:p>8.08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7-10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8056" calcext:value-type="float">
            <text:p>8.06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7-10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4048" calcext:value-type="float">
            <text:p>8.00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7-10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6344" calcext:value-type="float">
            <text:p>8.08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7-10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5968" calcext:value-type="float">
            <text:p>8.12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7-10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6824" calcext:value-type="float">
            <text:p>8.11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7-10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7-10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5488" calcext:value-type="float">
            <text:p>8.09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7-10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5112" calcext:value-type="float">
            <text:p>8.13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7-10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6928" calcext:value-type="float">
            <text:p>8.18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7-10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2168" calcext:value-type="float">
            <text:p>8.20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7-10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7-10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2168" calcext:value-type="float">
            <text:p>8.20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7-10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7-10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3984" calcext:value-type="float">
            <text:p>8.25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7-10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2648" calcext:value-type="float">
            <text:p>8.23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7-10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7-10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8744" calcext:value-type="float">
            <text:p>8.23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7-10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532" calcext:value-type="float">
            <text:p>8.27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7-10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3608" calcext:value-type="float">
            <text:p>8.29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7-10-11 14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1416" calcext:value-type="float">
            <text:p>8.28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7-10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2272" calcext:value-type="float">
            <text:p>8.27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7-10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6656" calcext:value-type="float">
            <text:p>8.29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7-10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3608" calcext:value-type="float">
            <text:p>8.29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7-10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58" calcext:value-type="float">
            <text:p>8.30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7-10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4088" calcext:value-type="float">
            <text:p>8.32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7-10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9328" calcext:value-type="float">
            <text:p>8.33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7-10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152" calcext:value-type="float">
            <text:p>8.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7-10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8096" calcext:value-type="float">
            <text:p>8.38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7-10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6864" calcext:value-type="float">
            <text:p>8.43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7-10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6864" calcext:value-type="float">
            <text:p>8.43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7-10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0768" calcext:value-type="float">
            <text:p>8.43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7-09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772" calcext:value-type="float">
            <text:p>8.42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7-09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9432" calcext:value-type="float">
            <text:p>8.40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7-09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5904" calcext:value-type="float">
            <text:p>8.37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7-09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7616" calcext:value-type="float">
            <text:p>8.35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7-09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9808" calcext:value-type="float">
            <text:p>8.36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7-09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5904" calcext:value-type="float">
            <text:p>8.37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7-09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5904" calcext:value-type="float">
            <text:p>8.37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7-09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5904" calcext:value-type="float">
            <text:p>8.37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7-09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8952" calcext:value-type="float">
            <text:p>8.37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7-09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8096" calcext:value-type="float">
            <text:p>8.38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7-09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2" calcext:value-type="float">
            <text:p>8.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7-09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5048" calcext:value-type="float">
            <text:p>8.38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7-09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9432" calcext:value-type="float">
            <text:p>8.40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7-09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1624" calcext:value-type="float">
            <text:p>8.42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7-09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0768" calcext:value-type="float">
            <text:p>8.43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7-09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0768" calcext:value-type="float">
            <text:p>8.43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7-09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3816" calcext:value-type="float">
            <text:p>8.43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7-09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5152" calcext:value-type="float">
            <text:p>8.45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7-09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344" calcext:value-type="float">
            <text:p>8.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7-09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3064" calcext:value-type="float">
            <text:p>8.51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7-09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0496" calcext:value-type="float">
            <text:p>8.54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7-09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2688" calcext:value-type="float">
            <text:p>8.55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7-09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1832" calcext:value-type="float">
            <text:p>8.56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7-09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964" calcext:value-type="float">
            <text:p>8.54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7-09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964" calcext:value-type="float">
            <text:p>8.54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7-09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8784" calcext:value-type="float">
            <text:p>8.55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7-09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3168" calcext:value-type="float">
            <text:p>8.58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7-09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7072" calcext:value-type="float">
            <text:p>8.57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7-09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06" calcext:value-type="float">
            <text:p>8.61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7-09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8888" calcext:value-type="float">
            <text:p>8.62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7-08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7072" calcext:value-type="float">
            <text:p>8.57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7-08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1352" calcext:value-type="float">
            <text:p>8.53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7-08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916" calcext:value-type="float">
            <text:p>8.51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7-08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964" calcext:value-type="float">
            <text:p>8.54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7-08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6592" calcext:value-type="float">
            <text:p>8.54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7-08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6592" calcext:value-type="float">
            <text:p>8.54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7-08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3544" calcext:value-type="float">
            <text:p>8.54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7-08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7448" calcext:value-type="float">
            <text:p>8.53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7-08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7-08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6592" calcext:value-type="float">
            <text:p>8.54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7-08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2312" calcext:value-type="float">
            <text:p>8.59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7-08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4504" calcext:value-type="float">
            <text:p>8.60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7-08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6216" calcext:value-type="float">
            <text:p>8.58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7-08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012" calcext:value-type="float">
            <text:p>8.58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7-08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8408" calcext:value-type="float">
            <text:p>8.59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7-08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9264" calcext:value-type="float">
            <text:p>8.58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7-08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012" calcext:value-type="float">
            <text:p>8.58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7-08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2312" calcext:value-type="float">
            <text:p>8.59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7-08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8408" calcext:value-type="float">
            <text:p>8.59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7-08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9264" calcext:value-type="float">
            <text:p>8.58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7-08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9744" calcext:value-type="float">
            <text:p>8.61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7-08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4128" calcext:value-type="float">
            <text:p>8.64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7-08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9368" calcext:value-type="float">
            <text:p>8.65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7-08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8032" calcext:value-type="float">
            <text:p>8.63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7-08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1936" calcext:value-type="float">
            <text:p>8.63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7-08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8512" calcext:value-type="float">
            <text:p>8.66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7-08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4128" calcext:value-type="float">
            <text:p>8.64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7-08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8032" calcext:value-type="float">
            <text:p>8.63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7-08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3272" calcext:value-type="float">
            <text:p>8.65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7-08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108" calcext:value-type="float">
            <text:p>8.64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7-08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9744" calcext:value-type="float">
            <text:p>8.61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7-07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9744" calcext:value-type="float">
            <text:p>8.61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7-07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9744" calcext:value-type="float">
            <text:p>8.61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7-07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6216" calcext:value-type="float">
            <text:p>8.58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7-07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3168" calcext:value-type="float">
            <text:p>8.58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7-07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06" calcext:value-type="float">
            <text:p>8.61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7-07-26 19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0224" calcext:value-type="float">
            <text:p>8.65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7-07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632" calcext:value-type="float">
            <text:p>8.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7-07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68" calcext:value-type="float">
            <text:p>8.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7-07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68" calcext:value-type="float">
            <text:p>8.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7-07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5944" calcext:value-type="float">
            <text:p>8.69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7-07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0704" calcext:value-type="float">
            <text:p>8.68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7-07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5464" calcext:value-type="float">
            <text:p>8.66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7-07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0224" calcext:value-type="float">
            <text:p>8.65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7-07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0224" calcext:value-type="float">
            <text:p>8.65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7-07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4128" calcext:value-type="float">
            <text:p>8.64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7-07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1936" calcext:value-type="float">
            <text:p>8.63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7-07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6696" calcext:value-type="float">
            <text:p>8.61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7-07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1456" calcext:value-type="float">
            <text:p>8.60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7-07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7552" calcext:value-type="float">
            <text:p>8.60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7-07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8408" calcext:value-type="float">
            <text:p>8.59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7-07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6216" calcext:value-type="float">
            <text:p>8.58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7-07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7928" calcext:value-type="float">
            <text:p>8.56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7-07-10 18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7928" calcext:value-type="float">
            <text:p>8.56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7-07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7928" calcext:value-type="float">
            <text:p>8.56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7-07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0976" calcext:value-type="float">
            <text:p>8.57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7-07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012" calcext:value-type="float">
            <text:p>8.58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7-07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4024" calcext:value-type="float">
            <text:p>8.57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7-07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5736" calcext:value-type="float">
            <text:p>8.55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7-07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1832" calcext:value-type="float">
            <text:p>8.56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7-07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7-07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5736" calcext:value-type="float">
            <text:p>8.55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7-07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2688" calcext:value-type="float">
            <text:p>8.55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7-07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2688" calcext:value-type="float">
            <text:p>8.55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7-06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0496" calcext:value-type="float">
            <text:p>8.54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7-06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8304" calcext:value-type="float">
            <text:p>8.52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7-06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1352" calcext:value-type="float">
            <text:p>8.53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7-06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5256" calcext:value-type="float">
            <text:p>8.52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7-06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916" calcext:value-type="float">
            <text:p>8.51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7-06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916" calcext:value-type="float">
            <text:p>8.51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7-06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7-06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3064" calcext:value-type="float">
            <text:p>8.51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7-06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7824" calcext:value-type="float">
            <text:p>8.49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7-06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7824" calcext:value-type="float">
            <text:p>8.49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7-06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7824" calcext:value-type="float">
            <text:p>8.49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7-06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0872" calcext:value-type="float">
            <text:p>8.50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7-06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4776" calcext:value-type="float">
            <text:p>8.49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7-06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868" calcext:value-type="float">
            <text:p>8.48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7-06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9536" calcext:value-type="float">
            <text:p>8.47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7-06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0392" calcext:value-type="float">
            <text:p>8.47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7-06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344" calcext:value-type="float">
            <text:p>8.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7-06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5152" calcext:value-type="float">
            <text:p>8.45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7-06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248" calcext:value-type="float">
            <text:p>8.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7-06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5904" calcext:value-type="float">
            <text:p>8.37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7-06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3712" calcext:value-type="float">
            <text:p>8.36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7-06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7616" calcext:value-type="float">
            <text:p>8.35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7-06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7992" calcext:value-type="float">
            <text:p>8.31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7-06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58" calcext:value-type="float">
            <text:p>8.30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7-06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8848" calcext:value-type="float">
            <text:p>8.30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7-06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4464" calcext:value-type="float">
            <text:p>8.28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7-06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7032" calcext:value-type="float">
            <text:p>8.25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7-06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008" calcext:value-type="float">
            <text:p>8.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7-06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3128" calcext:value-type="float">
            <text:p>8.26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7-06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7032" calcext:value-type="float">
            <text:p>8.25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7-05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1792" calcext:value-type="float">
            <text:p>8.24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7-05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7888" calcext:value-type="float">
            <text:p>8.24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7-05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532" calcext:value-type="float">
            <text:p>8.27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7-05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7-05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1896" calcext:value-type="float">
            <text:p>8.31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7-05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5424" calcext:value-type="float">
            <text:p>8.34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7-05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0184" calcext:value-type="float">
            <text:p>8.33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7-05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7-05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6656" calcext:value-type="float">
            <text:p>8.29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7-05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3128" calcext:value-type="float">
            <text:p>8.26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7-05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5696" calcext:value-type="float">
            <text:p>8.23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7-05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2648" calcext:value-type="float">
            <text:p>8.23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7-05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7-05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1312" calcext:value-type="float">
            <text:p>8.21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7-05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7408" calcext:value-type="float">
            <text:p>8.21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7-05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2648" calcext:value-type="float">
            <text:p>8.23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7-05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7032" calcext:value-type="float">
            <text:p>8.25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7-05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3984" calcext:value-type="float">
            <text:p>8.25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7-05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7888" calcext:value-type="float">
            <text:p>8.24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7-05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1792" calcext:value-type="float">
            <text:p>8.24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7-05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484" calcext:value-type="float">
            <text:p>8.24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7-05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7888" calcext:value-type="float">
            <text:p>8.24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7-05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3984" calcext:value-type="float">
            <text:p>8.25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7-05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9224" calcext:value-type="float">
            <text:p>8.26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7-05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6656" calcext:value-type="float">
            <text:p>8.29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7-05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58" calcext:value-type="float">
            <text:p>8.30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7-05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7032" calcext:value-type="float">
            <text:p>8.25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7-05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5696" calcext:value-type="float">
            <text:p>8.23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7-05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9224" calcext:value-type="float">
            <text:p>8.26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7-05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4464" calcext:value-type="float">
            <text:p>8.28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7-05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5696" calcext:value-type="float">
            <text:p>8.23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7-04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3504" calcext:value-type="float">
            <text:p>8.22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7-04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8744" calcext:value-type="float">
            <text:p>8.23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7-04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3128" calcext:value-type="float">
            <text:p>8.26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7-04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8368" calcext:value-type="float">
            <text:p>8.27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7-04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7512" calcext:value-type="float">
            <text:p>8.28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7-04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3128" calcext:value-type="float">
            <text:p>8.26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7-04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0936" calcext:value-type="float">
            <text:p>8.25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7-04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0936" calcext:value-type="float">
            <text:p>8.25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7-04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6176" calcext:value-type="float">
            <text:p>8.26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7-04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6176" calcext:value-type="float">
            <text:p>8.26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7-04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3984" calcext:value-type="float">
            <text:p>8.25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7-04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5696" calcext:value-type="float">
            <text:p>8.23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7-04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2272" calcext:value-type="float">
            <text:p>8.27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7-04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6656" calcext:value-type="float">
            <text:p>8.29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7-04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3608" calcext:value-type="float">
            <text:p>8.29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7-04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008" calcext:value-type="float">
            <text:p>8.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7-04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9224" calcext:value-type="float">
            <text:p>8.26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7-04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4464" calcext:value-type="float">
            <text:p>8.28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7-04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7992" calcext:value-type="float">
            <text:p>8.31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7-04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7992" calcext:value-type="float">
            <text:p>8.31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7-04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9328" calcext:value-type="float">
            <text:p>8.33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7-04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1144" calcext:value-type="float">
            <text:p>8.39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7-04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2104" calcext:value-type="float">
            <text:p>8.45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7-04-07 13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392" calcext:value-type="float">
            <text:p>8.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7-04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0872" calcext:value-type="float">
            <text:p>8.50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7-04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1352" calcext:value-type="float">
            <text:p>8.53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7-04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7072" calcext:value-type="float">
            <text:p>8.57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7-04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3168" calcext:value-type="float">
            <text:p>8.58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7-04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108" calcext:value-type="float">
            <text:p>8.64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7-04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3376" calcext:value-type="float">
            <text:p>8.72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7-03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3" calcext:value-type="float">
            <text:p>8.7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7-03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1288" calcext:value-type="float">
            <text:p>8.78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7-03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0056" calcext:value-type="float">
            <text:p>8.83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7-03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968" calcext:value-type="float">
            <text:p>8.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7-03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1872" calcext:value-type="float">
            <text:p>8.88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7-03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7112" calcext:value-type="float">
            <text:p>8.89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7-03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2832" calcext:value-type="float">
            <text:p>8.94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7-03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112" calcext:value-type="float">
            <text:p>8.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7-03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684" calcext:value-type="float">
            <text:p>9.00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7-03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3896" calcext:value-type="float">
            <text:p>9.07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7-03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304" calcext:value-type="float">
            <text:p>9.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7-03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1328" calcext:value-type="float">
            <text:p>9.10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7-03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4376" calcext:value-type="float">
            <text:p>9.10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7-03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1328" calcext:value-type="float">
            <text:p>9.10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7-03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6568" calcext:value-type="float">
            <text:p>9.11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7-03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7048" calcext:value-type="float">
            <text:p>9.14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7-03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7528" calcext:value-type="float">
            <text:p>9.17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7-03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4" calcext:value-type="float">
            <text:p>9.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7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9136" calcext:value-type="float">
            <text:p>9.08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7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7424" calcext:value-type="float">
            <text:p>9.10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7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9616" calcext:value-type="float">
            <text:p>9.11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7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0472" calcext:value-type="float">
            <text:p>9.11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7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304" calcext:value-type="float">
            <text:p>9.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7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1704" calcext:value-type="float">
            <text:p>9.06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7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1224" calcext:value-type="float">
            <text:p>9.03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7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1224" calcext:value-type="float">
            <text:p>9.03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7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732" calcext:value-type="float">
            <text:p>9.03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7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256" calcext:value-type="float">
            <text:p>9.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7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304" calcext:value-type="float">
            <text:p>9.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7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7424" calcext:value-type="float">
            <text:p>9.10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7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3896" calcext:value-type="float">
            <text:p>9.07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7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3416" calcext:value-type="float">
            <text:p>9.04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7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1704" calcext:value-type="float">
            <text:p>9.06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7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9616" calcext:value-type="float">
            <text:p>9.11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7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1328" calcext:value-type="float">
            <text:p>9.10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7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304" calcext:value-type="float">
            <text:p>9.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7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9992" calcext:value-type="float">
            <text:p>9.07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7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1704" calcext:value-type="float">
            <text:p>9.06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7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0368" calcext:value-type="float">
            <text:p>9.04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7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256" calcext:value-type="float">
            <text:p>9.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7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9992" calcext:value-type="float">
            <text:p>9.07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7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9992" calcext:value-type="float">
            <text:p>9.07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7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5232" calcext:value-type="float">
            <text:p>9.09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7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2664" calcext:value-type="float">
            <text:p>9.12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7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7424" calcext:value-type="float">
            <text:p>9.10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7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78" calcext:value-type="float">
            <text:p>9.0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7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304" calcext:value-type="float">
            <text:p>9.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7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8656" calcext:value-type="float">
            <text:p>9.05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7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1704" calcext:value-type="float">
            <text:p>9.06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7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0848" calcext:value-type="float">
            <text:p>9.07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7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6568" calcext:value-type="float">
            <text:p>9.11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7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6088" calcext:value-type="float">
            <text:p>9.08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7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256" calcext:value-type="float">
            <text:p>9.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7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4272" calcext:value-type="float">
            <text:p>9.03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7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5984" calcext:value-type="float">
            <text:p>9.01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7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3792" calcext:value-type="float">
            <text:p>9.00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7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3792" calcext:value-type="float">
            <text:p>9.00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7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3792" calcext:value-type="float">
            <text:p>9.00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7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684" calcext:value-type="float">
            <text:p>9.00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7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2936" calcext:value-type="float">
            <text:p>9.01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7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1224" calcext:value-type="float">
            <text:p>9.03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7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4272" calcext:value-type="float">
            <text:p>9.03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7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6464" calcext:value-type="float">
            <text:p>9.04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7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0848" calcext:value-type="float">
            <text:p>9.07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7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9136" calcext:value-type="float">
            <text:p>9.08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7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1328" calcext:value-type="float">
            <text:p>9.10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7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5712" calcext:value-type="float">
            <text:p>9.12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7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4376" calcext:value-type="float">
            <text:p>9.10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7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1328" calcext:value-type="float">
            <text:p>9.10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7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1328" calcext:value-type="float">
            <text:p>9.10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7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2664" calcext:value-type="float">
            <text:p>9.12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7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0952" calcext:value-type="float">
            <text:p>9.14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7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7528" calcext:value-type="float">
            <text:p>9.17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7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448" calcext:value-type="float">
            <text:p>9.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7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7048" calcext:value-type="float">
            <text:p>9.14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7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2664" calcext:value-type="float">
            <text:p>9.12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7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78" calcext:value-type="float">
            <text:p>9.0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7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5608" calcext:value-type="float">
            <text:p>9.05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7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8176" calcext:value-type="float">
            <text:p>9.02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7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0264" calcext:value-type="float">
            <text:p>8.97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7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6256" calcext:value-type="float">
            <text:p>8.90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7-01-09 17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2248" calcext:value-type="float">
            <text:p>8.84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7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444" calcext:value-type="float">
            <text:p>8.85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7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0432" calcext:value-type="float">
            <text:p>8.79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7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4232" calcext:value-type="float">
            <text:p>8.71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7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9368" calcext:value-type="float">
            <text:p>8.65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7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4504" calcext:value-type="float">
            <text:p>8.60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7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8784" calcext:value-type="float">
            <text:p>8.55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7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7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632" calcext:value-type="float">
            <text:p>8.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7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8512" calcext:value-type="float">
            <text:p>8.66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6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0224" calcext:value-type="float">
            <text:p>8.65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6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4128" calcext:value-type="float">
            <text:p>8.64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6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3648" calcext:value-type="float">
            <text:p>8.61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6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7656" calcext:value-type="float">
            <text:p>8.67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6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4984" calcext:value-type="float">
            <text:p>8.63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6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4232" calcext:value-type="float">
            <text:p>8.71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6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5568" calcext:value-type="float">
            <text:p>8.73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6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9848" calcext:value-type="float">
            <text:p>8.68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6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6424" calcext:value-type="float">
            <text:p>8.72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6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3752" calcext:value-type="float">
            <text:p>8.68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6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5944" calcext:value-type="float">
            <text:p>8.69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6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6424" calcext:value-type="float">
            <text:p>8.72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6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1288" calcext:value-type="float">
            <text:p>8.78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6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4232" calcext:value-type="float">
            <text:p>8.71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6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9848" calcext:value-type="float">
            <text:p>8.68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6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9952" calcext:value-type="float">
            <text:p>8.75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6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6424" calcext:value-type="float">
            <text:p>8.72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6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5088" calcext:value-type="float">
            <text:p>8.70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6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0328" calcext:value-type="float">
            <text:p>8.72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6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68" calcext:value-type="float">
            <text:p>8.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6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4712" calcext:value-type="float">
            <text:p>8.74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6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9952" calcext:value-type="float">
            <text:p>8.75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6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3856" calcext:value-type="float">
            <text:p>8.75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6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6424" calcext:value-type="float">
            <text:p>8.72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6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9472" calcext:value-type="float">
            <text:p>8.72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6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204" calcext:value-type="float">
            <text:p>8.70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6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9848" calcext:value-type="float">
            <text:p>8.68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6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1184" calcext:value-type="float">
            <text:p>8.71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6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8136" calcext:value-type="float">
            <text:p>8.70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6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5088" calcext:value-type="float">
            <text:p>8.70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6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156" calcext:value-type="float">
            <text:p>8.67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6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7176" calcext:value-type="float">
            <text:p>8.64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6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4608" calcext:value-type="float">
            <text:p>8.67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6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8136" calcext:value-type="float">
            <text:p>8.70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6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8136" calcext:value-type="float">
            <text:p>8.70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6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8992" calcext:value-type="float">
            <text:p>8.69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6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8136" calcext:value-type="float">
            <text:p>8.70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6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8136" calcext:value-type="float">
            <text:p>8.70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6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1184" calcext:value-type="float">
            <text:p>8.71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6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5944" calcext:value-type="float">
            <text:p>8.69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6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9368" calcext:value-type="float">
            <text:p>8.65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6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3648" calcext:value-type="float">
            <text:p>8.61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6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7072" calcext:value-type="float">
            <text:p>8.57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6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6216" calcext:value-type="float">
            <text:p>8.58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6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1832" calcext:value-type="float">
            <text:p>8.56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6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916" calcext:value-type="float">
            <text:p>8.51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6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2584" calcext:value-type="float">
            <text:p>8.48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6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344" calcext:value-type="float">
            <text:p>8.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6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82" calcext:value-type="float">
            <text:p>8.45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6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7344" calcext:value-type="float">
            <text:p>8.46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6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0288" calcext:value-type="float">
            <text:p>8.40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6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2" calcext:value-type="float">
            <text:p>8.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6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152" calcext:value-type="float">
            <text:p>8.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6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7616" calcext:value-type="float">
            <text:p>8.35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6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724" calcext:value-type="float">
            <text:p>8.39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6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1144" calcext:value-type="float">
            <text:p>8.39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6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1144" calcext:value-type="float">
            <text:p>8.39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6-1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0288" calcext:value-type="float">
            <text:p>8.40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6-1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4568" calcext:value-type="float">
            <text:p>8.35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6-1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2856" calcext:value-type="float">
            <text:p>8.37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6-1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2" calcext:value-type="float">
            <text:p>8.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6-10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0664" calcext:value-type="float">
            <text:p>8.36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6-10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3608" calcext:value-type="float">
            <text:p>8.29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6-10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4944" calcext:value-type="float">
            <text:p>8.31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6-10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628" calcext:value-type="float">
            <text:p>8.33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6-10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7992" calcext:value-type="float">
            <text:p>8.31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6-10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0664" calcext:value-type="float">
            <text:p>8.36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6-10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7616" calcext:value-type="float">
            <text:p>8.35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6-10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3232" calcext:value-type="float">
            <text:p>8.33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6-10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3232" calcext:value-type="float">
            <text:p>8.33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6-10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1896" calcext:value-type="float">
            <text:p>8.31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6-10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532" calcext:value-type="float">
            <text:p>8.27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6-10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6-10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4088" calcext:value-type="float">
            <text:p>8.32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6-10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58" calcext:value-type="float">
            <text:p>8.30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6-10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1416" calcext:value-type="float">
            <text:p>8.28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6-10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008" calcext:value-type="float">
            <text:p>8.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6-10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008" calcext:value-type="float">
            <text:p>8.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6-10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1792" calcext:value-type="float">
            <text:p>8.24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6-10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388" calcext:value-type="float">
            <text:p>8.18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6-10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5216" calcext:value-type="float">
            <text:p>8.20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6-10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1792" calcext:value-type="float">
            <text:p>8.24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6-10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0936" calcext:value-type="float">
            <text:p>8.25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6-10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1312" calcext:value-type="float">
            <text:p>8.21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6-10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6928" calcext:value-type="float">
            <text:p>8.18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6-10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2168" calcext:value-type="float">
            <text:p>8.20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6-10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9976" calcext:value-type="float">
            <text:p>8.18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6-10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6-10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5592" calcext:value-type="float">
            <text:p>8.16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6-10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6-10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7304" calcext:value-type="float">
            <text:p>8.14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6-10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7784" calcext:value-type="float">
            <text:p>8.17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6-09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1312" calcext:value-type="float">
            <text:p>8.21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6-09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7888" calcext:value-type="float">
            <text:p>8.24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6-09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0936" calcext:value-type="float">
            <text:p>8.25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6-09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7408" calcext:value-type="float">
            <text:p>8.21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6-09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436" calcext:value-type="float">
            <text:p>8.21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6-09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3024" calcext:value-type="float">
            <text:p>8.19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6-09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9496" calcext:value-type="float">
            <text:p>8.15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6-09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2064" calcext:value-type="float">
            <text:p>8.13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6-09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9392" calcext:value-type="float">
            <text:p>8.08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6-09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2816" calcext:value-type="float">
            <text:p>8.05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6-09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052" calcext:value-type="float">
            <text:p>7.97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6-09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528" calcext:value-type="float">
            <text:p>7.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6-09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7848" calcext:value-type="float">
            <text:p>7.92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6-09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5176" calcext:value-type="float">
            <text:p>7.88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6-09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9456" calcext:value-type="float">
            <text:p>7.83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6-09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2024" calcext:value-type="float">
            <text:p>7.81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6-09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716" calcext:value-type="float">
            <text:p>7.75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6-09-13 14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9832" calcext:value-type="float">
            <text:p>7.79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6-08-12 13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5368" calcext:value-type="float">
            <text:p>7.13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6-07-11 1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656" calcext:value-type="float">
            <text:p>6.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6-06-14 18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3096" calcext:value-type="float">
            <text:p>6.48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6-05-11 17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0424" calcext:value-type="float">
            <text:p>6.44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6-04-08 13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6896" calcext:value-type="float">
            <text:p>6.40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6-03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9296" calcext:value-type="float">
            <text:p>6.55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6-02-12 15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0712" calcext:value-type="float">
            <text:p>7.22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6-01-11 17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5-12-09 16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3904" calcext:value-type="float">
            <text:p>7.6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5-11-11 16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1752" calcext:value-type="float">
            <text:p>7.9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5-10-13 14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9248" calcext:value-type="float">
            <text:p>7.6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5-09-14 15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904" calcext:value-type="float">
            <text:p>7.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5-08-13 16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896" calcext:value-type="float">
            <text:p>6.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5-07-10 12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4096" calcext:value-type="float">
            <text:p>6.86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5-06-15 14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1024" calcext:value-type="float">
            <text:p>7.4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5-05-19 13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5512" calcext:value-type="float">
            <text:p>7.52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5-04-10 13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624" calcext:value-type="float">
            <text:p>8.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5-03-12 18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5632" calcext:value-type="float">
            <text:p>8.48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5-02-12 19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0752" calcext:value-type="float">
            <text:p>7.54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5-01-12 17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2608" calcext:value-type="float">
            <text:p>7.91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4-12-15 19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5112" calcext:value-type="float">
            <text:p>8.13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4-11-12 18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7888" calcext:value-type="float">
            <text:p>8.24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4-10-15 13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248" calcext:value-type="float">
            <text:p>8.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4-09-15 14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4216" calcext:value-type="float">
            <text:p>7.82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4-08-13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0128" calcext:value-type="float">
            <text:p>7.12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4-07-15 12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8272" calcext:value-type="float">
            <text:p>6.74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4-06-11 14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9464" calcext:value-type="float">
            <text:p>6.37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4-05-13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4368" calcext:value-type="float">
            <text:p>6.75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4-04-15 12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8704" calcext:value-type="float">
            <text:p>7.9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4-03-13 12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632" calcext:value-type="float">
            <text:p>8.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4-02-11 17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9056" calcext:value-type="float">
            <text:p>8.44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4-01-13 17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7784" calcext:value-type="float">
            <text:p>8.17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3-12-12 15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3-11-13 18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0856" calcext:value-type="float">
            <text:p>7.61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3-10-14 14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9144" calcext:value-type="float">
            <text:p>7.6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3-09-12 18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7664" calcext:value-type="float">
            <text:p>7.21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3-08-15 13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1152" calcext:value-type="float">
            <text:p>6.93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3-07-11 13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8856" calcext:value-type="float">
            <text:p>6.84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3-06-18 12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4512" calcext:value-type="float">
            <text:p>7.14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3-05-13 17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7392" calcext:value-type="float">
            <text:p>7.32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3-04-13 14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5112" calcext:value-type="float">
            <text:p>8.13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3-04-10 17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7144" calcext:value-type="float">
            <text:p>6.86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3-03-13 13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188" calcext:value-type="float">
            <text:p>7.4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3-01-16 17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4584" calcext:value-type="float">
            <text:p>9.24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2-12-12 14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164" calcext:value-type="float">
            <text:p>9.31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2-11-15 16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3896" calcext:value-type="float">
            <text:p>9.07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2-10-09 18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0888" calcext:value-type="float">
            <text:p>9.39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2-09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4352" calcext:value-type="float">
            <text:p>9.67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2-08-13 15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6896" calcext:value-type="float">
            <text:p>10.21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2-07-12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8648" calcext:value-type="float">
            <text:p>10.51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2-06-11 15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2432" calcext:value-type="float">
            <text:p>9.55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2-05-14 17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4376" calcext:value-type="float">
            <text:p>9.10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2-04-10 13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896" calcext:value-type="float">
            <text:p>10.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2-03-13 1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7496" calcext:value-type="float">
            <text:p>11.20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2-02-15 14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4616" calcext:value-type="float">
            <text:p>11.02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2-01-12 14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5368" calcext:value-type="float">
            <text:p>10.94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1-12-14 14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9688" calcext:value-type="float">
            <text:p>11.21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1-11-14 14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3432" calcext:value-type="float">
            <text:p>9.93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1-10-03 15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6864" calcext:value-type="float">
            <text:p>8.43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1-09-14 15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0744" calcext:value-type="float">
            <text:p>9.00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1-08-16 15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7632" calcext:value-type="float">
            <text:p>9.24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1-07-12 13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9208" calcext:value-type="float">
            <text:p>7.37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1-06-14 13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7872" calcext:value-type="float">
            <text:p>7.35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1-05-16 13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9416" calcext:value-type="float">
            <text:p>7.51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1-04-12 17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776" calcext:value-type="float">
            <text:p>8.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1-03-15 13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7856" calcext:value-type="float">
            <text:p>10.27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1-02-15 15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9328" calcext:value-type="float">
            <text:p>12.14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1-01-10 14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0352" calcext:value-type="float">
            <text:p>11.96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0-12-10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1232" calcext:value-type="float">
            <text:p>11.38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0-11-12 14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1048" calcext:value-type="float">
            <text:p>10.67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0-10-12 16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512" calcext:value-type="float">
            <text:p>10.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0-09-13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8192" calcext:value-type="float">
            <text:p>9.91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0-08-17 15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4816" calcext:value-type="float">
            <text:p>8.81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0-07-13 15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0728" calcext:value-type="float">
            <text:p>8.11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0-06-14 13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5432" calcext:value-type="float">
            <text:p>6.88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0-05-19 14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312" calcext:value-type="float">
            <text:p>5.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0-04-15 17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7296" calcext:value-type="float">
            <text:p>5.79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0-03-16 12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3952" calcext:value-type="float">
            <text:p>6.47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10-01-15 13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1792" calcext:value-type="float">
            <text:p>8.24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09-12-16 13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6048" calcext:value-type="float">
            <text:p>8.76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09-11-13 14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296" calcext:value-type="float">
            <text:p>8.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09-10-20 13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484" calcext:value-type="float">
            <text:p>8.24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09-09-16 12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2416" calcext:value-type="float">
            <text:p>8.66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09-08-25 11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6608" calcext:value-type="float">
            <text:p>9.43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09-07-13 13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32" calcext:value-type="float">
            <text:p>10.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09-06-16 13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1672" calcext:value-type="float">
            <text:p>11.09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09-05-19 13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4216" calcext:value-type="float">
            <text:p>11.63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09-04-17 14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064" calcext:value-type="float">
            <text:p>12.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09-03-17 13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1512" calcext:value-type="float">
            <text:p>13.62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09-02-16 19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9632" calcext:value-type="float">
            <text:p>13.81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09-01-20 18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2488" calcext:value-type="float">
            <text:p>14.57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08-12-15 15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3904" calcext:value-type="float">
            <text:p>15.23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08-11-17 19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036" calcext:value-type="float">
            <text:p>14.31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08-10-22 12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8088" calcext:value-type="float">
            <text:p>13.65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08-09-15 16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0032" calcext:value-type="float">
            <text:p>13.21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08-08-18 15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108" calcext:value-type="float">
            <text:p>12.45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08-07-15 14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3296" calcext:value-type="float">
            <text:p>11.89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08-06-27 12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952" calcext:value-type="float">
            <text:p>11.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08-05-14 13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0712" calcext:value-type="float">
            <text:p>11.03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08-04-17 13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8624" calcext:value-type="float">
            <text:p>11.08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08-03-20 13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1232" calcext:value-type="float">
            <text:p>11.38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08-01-10 15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172" calcext:value-type="float">
            <text:p>13.76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07-12-12 14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8296" calcext:value-type="float">
            <text:p>13.79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07-11-14 14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2264" calcext:value-type="float">
            <text:p>13.54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07-10-17 13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2016" calcext:value-type="float">
            <text:p>13.08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07-09-13 15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7656" calcext:value-type="float">
            <text:p>12.48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07-08-13 15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2208" calcext:value-type="float">
            <text:p>12.33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07-07-12 15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4152" calcext:value-type="float">
            <text:p>11.88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07-06-12 17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2856" calcext:value-type="float">
            <text:p>12.18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07-05-14 14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0272" calcext:value-type="float">
            <text:p>11.32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07-04-16 13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8328" calcext:value-type="float">
            <text:p>11.76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07-03-14 13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5192" calcext:value-type="float">
            <text:p>12.58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07-02-13 13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776" calcext:value-type="float">
            <text:p>12.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07-01-17 14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4128" calcext:value-type="float">
            <text:p>12.45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06-12-18 1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8888" calcext:value-type="float">
            <text:p>12.43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06-11-14 14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936" calcext:value-type="float">
            <text:p>10.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06-10-19 15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0888" calcext:value-type="float">
            <text:p>13.20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06-09-14 13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8592" calcext:value-type="float">
            <text:p>13.11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06-08-17 19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9784" calcext:value-type="float">
            <text:p>12.74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06-07-17 14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8328" calcext:value-type="float">
            <text:p>11.76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06-06-14 14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76" calcext:value-type="float">
            <text:p>11.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06-05-17 14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472" calcext:value-type="float">
            <text:p>11.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06-04-13 13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5744" calcext:value-type="float">
            <text:p>10.90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06-03-15 16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0504" calcext:value-type="float">
            <text:p>10.89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06-02-15 14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9168" calcext:value-type="float">
            <text:p>10.86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06-01-13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0232" calcext:value-type="float">
            <text:p>11.00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05-12-14 14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8856" calcext:value-type="float">
            <text:p>10.65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05-11-14 17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364" calcext:value-type="float">
            <text:p>10.07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05-10-13 13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9576" calcext:value-type="float">
            <text:p>8.79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05-09-15 18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8808" calcext:value-type="float">
            <text:p>7.98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05-08-15 14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9352" calcext:value-type="float">
            <text:p>7.76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05-07-15 15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3088" calcext:value-type="float">
            <text:p>7.94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05-06-14 16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7432" calcext:value-type="float">
            <text:p>7.64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05-05-16 13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2048" calcext:value-type="float">
            <text:p>7.24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05-04-15 13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9672" calcext:value-type="float">
            <text:p>6.51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05-03-14 16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7936" calcext:value-type="float">
            <text:p>7.10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2005-01-13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0232" calcext:value-type="float">
            <text:p>11.00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1978-05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6416" calcext:value-type="float">
            <text:p>10.18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1978-04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0216" calcext:value-type="float">
            <text:p>10.11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1978-04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8712" calcext:value-type="float">
            <text:p>10.26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1978-04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5224" calcext:value-type="float">
            <text:p>10.55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1978-04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0984" calcext:value-type="float">
            <text:p>10.92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1978-03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0272" calcext:value-type="float">
            <text:p>11.32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1978-03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816" calcext:value-type="float">
            <text:p>11.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1978-03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6048" calcext:value-type="float">
            <text:p>12.57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1978-03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348" calcext:value-type="float">
            <text:p>12.60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1978-0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4336" calcext:value-type="float">
            <text:p>12.59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1978-0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5296" calcext:value-type="float">
            <text:p>12.65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1978-0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4064" calcext:value-type="float">
            <text:p>12.70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1978-0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5984" calcext:value-type="float">
            <text:p>12.82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1978-0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8488" calcext:value-type="float">
            <text:p>13.04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1978-0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8904" calcext:value-type="float">
            <text:p>13.32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1978-0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0176" calcext:value-type="float">
            <text:p>13.60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1978-0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1448" calcext:value-type="float">
            <text:p>13.87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1978-0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9672" calcext:value-type="float">
            <text:p>14.13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1977-1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3228" calcext:value-type="float">
            <text:p>14.43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1977-1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55952" calcext:value-type="float">
            <text:p>14.85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1977-1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5992" calcext:value-type="float">
            <text:p>15.17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1977-1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47264" calcext:value-type="float">
            <text:p>15.44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1977-1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9288" calcext:value-type="float">
            <text:p>15.63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1977-1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91688" calcext:value-type="float">
            <text:p>15.79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1977-1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66008" calcext:value-type="float">
            <text:p>16.06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1977-1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06" calcext:value-type="float">
            <text:p>16.23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1977-10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73856" calcext:value-type="float">
            <text:p>16.37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1977-10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98824" calcext:value-type="float">
            <text:p>16.49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1977-10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9636" calcext:value-type="float">
            <text:p>16.59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1977-10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40912" calcext:value-type="float">
            <text:p>16.44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1977-10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64712" calcext:value-type="float">
            <text:p>16.36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1977-09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632" calcext:value-type="float">
            <text:p>16.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1977-09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90976" calcext:value-type="float">
            <text:p>16.19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1977-09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95904" calcext:value-type="float">
            <text:p>15.99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1977-09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64256" calcext:value-type="float">
            <text:p>15.76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1977-08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11856" calcext:value-type="float">
            <text:p>15.61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1977-08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35072" calcext:value-type="float">
            <text:p>15.43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1977-08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0584" calcext:value-type="float">
            <text:p>15.34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1977-08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9792" calcext:value-type="float">
            <text:p>15.09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1977-08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7664" calcext:value-type="float">
            <text:p>14.83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1977-07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0568" calcext:value-type="float">
            <text:p>14.45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1977-07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4744" calcext:value-type="float">
            <text:p>14.33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1977-07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3472" calcext:value-type="float">
            <text:p>14.06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1977-07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3536" calcext:value-type="float">
            <text:p>13.81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1977-06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0552" calcext:value-type="float">
            <text:p>13.56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1977-06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1472" calcext:value-type="float">
            <text:p>13.30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1977-06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352" calcext:value-type="float">
            <text:p>12.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1977-06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4712" calcext:value-type="float">
            <text:p>12.55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1977-06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2752" calcext:value-type="float">
            <text:p>12.11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b34-34</text:p>
          </table:table-cell>
          <table:table-cell office:value-type="string" calcext:value-type="string">
            <text:p>Hockessin Fire Department</text:p>
          </table:table-cell>
          <table:table-cell office:value-type="string" calcext:value-type="string">
            <text:p>1977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328" calcext:value-type="float">
            <text:p>11.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579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6704" meta:object-count="0"/>
    <meta:user-defined meta:name="AppVersion">3.0</meta:user-defined>
  </office:meta>
</office:document-meta>
</file>